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monospace"/>
    </style:style>
    <style:style style:name="P2" style:family="paragraph" style:parent-style-name="Standard">
      <style:paragraph-properties fo:text-align="center" style:justify-single-word="false"/>
      <style:text-properties fo:color="#000000" style:font-name="monospace" fo:font-size="20pt" fo:font-weight="bold" officeooo:rsid="001020ab" officeooo:paragraph-rsid="001020ab" style:font-size-asian="20pt" style:font-weight-asian="bold" style:font-size-complex="20pt" style:font-weight-complex="bold"/>
    </style:style>
    <style:style style:name="P3" style:family="paragraph" style:parent-style-name="Standard">
      <style:text-properties fo:color="#000000" style:font-name="monospace" officeooo:rsid="001020ab" officeooo:paragraph-rsid="001020ab"/>
    </style:style>
    <style:style style:name="P4" style:family="paragraph" style:parent-style-name="Standard">
      <style:text-properties fo:color="#000000" style:font-name="monospace" fo:font-size="14pt" style:font-size-asian="14pt" style:font-size-complex="14pt"/>
    </style:style>
    <style:style style:name="P5" style:family="paragraph" style:parent-style-name="Standard">
      <style:text-properties fo:color="#000000" style:font-name="monospace" fo:font-size="14pt" fo:font-weight="bold" officeooo:rsid="001020ab" officeooo:paragraph-rsid="001020ab" style:font-size-asian="14pt" style:font-weight-asian="bold" style:font-size-complex="14pt" style:font-weight-complex="bold"/>
    </style:style>
    <style:style style:name="P6" style:family="paragraph" style:parent-style-name="Standard">
      <style:text-properties fo:color="#000000" style:font-name="monospace" fo:font-size="10pt" style:font-size-asian="10pt"/>
    </style:style>
    <style:style style:name="P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monospace" fo:font-size="10pt" style:font-size-asian="10pt"/>
    </style:style>
    <style:style style:name="P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Monospace" fo:font-size="10pt" style:font-size-asian="10pt"/>
    </style:style>
    <style:style style:name="P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3c3c3c" style:font-name="Monospace" fo:font-size="10pt" style:font-size-asian="10pt"/>
    </style:style>
    <style:style style:name="P10" style:family="paragraph" style:parent-style-name="Standard">
      <style:text-properties fo:color="#3c3c3c" style:font-name="Monospace" fo:font-size="10pt" fo:font-weight="normal" officeooo:rsid="001020ab" officeooo:paragraph-rsid="001020ab" style:font-size-asian="10pt" style:font-weight-asian="normal" style:font-size-complex="14pt" style:font-weight-complex="normal"/>
    </style:style>
    <style:style style:name="P11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1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Monospace" fo:font-size="10pt" style:font-size-asian="10pt"/>
    </style:style>
    <style:style style:name="T1" style:family="text">
      <style:text-properties fo:color="#3c3c3c" style:font-name="Monospace" fo:font-size="10pt" style:font-size-asian="1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nnex</text:p>
      <text:p text:style-name="P1"/>
      <text:p text:style-name="P1"/>
      <text:p text:style-name="P5">Operation with fixed maintenance</text:p>
      <text:p text:style-name="P3"/>
      <text:p text:style-name="P9">month : January</text:p>
      <text:p text:style-name="P11"><text:span text:style-name="T1">week <text:s/>: 1</text:span></text:p>
      <text:p text:style-name="P11"><text:span text:style-name="T1">day <text:s text:c="2"/>: <text:s text:c="3"/>mon <text:s text:c="2"/>| <text:s text:c="2"/>tue <text:s text:c="2"/>| <text:s text:c="2"/>wed <text:s text:c="2"/>| <text:s text:c="2"/>thu <text:s text:c="2"/>| <text:s text:c="2"/>fri <text:s text:c="2"/>| <text:s text:c="2"/>sat <text:s text:c="2"/>|</text:span></text:p>
      <text:p text:style-name="P11"><text:span text:style-name="T1">shift : <text:s/>1 <text:s/>| 2 <text:s/>| 1 <text:s/>| 2 <text:s/>| 1 <text:s/>| 2 <text:s/>| 1 <text:s/>| 2 <text:s/>| 1 <text:s/>| 2 <text:s/>| 1 <text:s/>| 2 <text:s/>|</text:span></text:p>
      <text:p text:style-name="P11"><text:span text:style-name="T1">prod1 : <text:s text:c="2"/>0 | <text:s/>0 | <text:s/>0 | 42 | <text:s/>0 | <text:s/>0 | <text:s/>0 | <text:s/>0 | <text:s/>0 | <text:s/>0 | <text:s/>0 | <text:s/>0 |</text:span></text:p>
      <text:p text:style-name="P11"><text:span text:style-name="T1">prod2 : <text:s/>34 | 34 | 33 | <text:s/>0 | 20 | 34 | 33 | 34 | 31 | 34 | 34 | <text:s/>0 |</text:span></text:p>
      <text:p text:style-name="P11"><text:span text:style-name="T1">prod3 : <text:s text:c="2"/>0 | <text:s/>0 | 30 | <text:s/>0 | <text:s/>0 | <text:s/>0 | <text:s/>0 | <text:s/>0 | <text:s/>0 | 30 | 30 | <text:s/>0 |</text:span></text:p>
      <text:p text:style-name="P11"><text:span text:style-name="T1">prod4 : <text:s/>30 | 28 | 31 | <text:s/>0 | <text:s/>0 | <text:s/>0 | <text:s/>0 | <text:s/>0 | <text:s/>0 | <text:s/>0 | <text:s/>0 | <text:s/>0 |</text:span></text:p>
      <text:p text:style-name="P11"><text:span text:style-name="T1">prod5 : <text:s text:c="2"/>0 | <text:s/>0 | <text:s/>3 | <text:s/>0 | 20 | <text:s/>0 | <text:s/>3 | <text:s/>0 | <text:s/>0 | <text:s/>0 | <text:s/>0 | 64 |</text:span></text:p>
      <text:p text:style-name="P11"><text:span text:style-name="T1">prod6 : <text:s text:c="2"/>0 | <text:s/>1 | <text:s/>0 | 15 | 20 | <text:s/>1 | <text:s/>0 | <text:s/>1 | 10 | <text:s/>1 | <text:s/>1 | 24 |</text:span></text:p>
      <text:p text:style-name="P11"><text:span text:style-name="T1">prod7 : <text:s text:c="2"/>0 | <text:s/>0 | <text:s/>0 | <text:s/>0 | <text:s/>0 | <text:s/>0 | <text:s/>0 | <text:s/>0 | <text:s/>0 | <text:s/>0 | <text:s/>0 | <text:s/>0 |</text:span></text:p>
      <text:p text:style-name="P8"/>
      <text:p text:style-name="P11"><text:span text:style-name="T1">week <text:s/>: 2</text:span></text:p>
      <text:p text:style-name="P11"><text:span text:style-name="T1">day <text:s text:c="2"/>: <text:s text:c="3"/>mon <text:s text:c="2"/>| <text:s text:c="2"/>tue <text:s text:c="2"/>| <text:s text:c="2"/>wed <text:s text:c="2"/>| <text:s text:c="2"/>thu <text:s text:c="2"/>| <text:s text:c="2"/>fri <text:s text:c="2"/>| <text:s text:c="2"/>sat <text:s text:c="2"/>|</text:span></text:p>
      <text:p text:style-name="P11"><text:span text:style-name="T1">shift : <text:s/>1 <text:s/>| 2 <text:s/>| 1 <text:s/>| 2 <text:s/>| 1 <text:s/>| 2 <text:s/>| 1 <text:s/>| 2 <text:s/>| 1 <text:s/>| 2 <text:s/>| 1 <text:s/>| 2 <text:s/>|</text:span></text:p>
      <text:p text:style-name="P11"><text:span text:style-name="T1">prod1 : <text:s/>40 | <text:s/>0 | <text:s/>0 | 48 | 48 | 48 | <text:s/>0 | <text:s/>0 | <text:s/>0 | 40 | 48 | <text:s/>0 |</text:span></text:p>
      <text:p text:style-name="P11"><text:span text:style-name="T1">prod2 : <text:s text:c="2"/>0 | <text:s/>0 | 34 | <text:s/>0 | <text:s/>0 | <text:s/>0 | 33 | 34 | <text:s/>0 | <text:s/>0 | <text:s/>0 | 34 |</text:span></text:p>
      <text:p text:style-name="P11"><text:span text:style-name="T1">prod3 : <text:s text:c="2"/>0 | 30 | <text:s/>0 | <text:s/>0 | <text:s/>0 | <text:s/>0 | <text:s/>0 | <text:s/>0 | <text:s/>0 | <text:s/>0 | 18 | <text:s/>0 |</text:span></text:p>
      <text:p text:style-name="P11"><text:span text:style-name="T1">prod4 : <text:s text:c="2"/>0 | <text:s/>0 | 28 | <text:s/>0 | <text:s/>0 | 37 | <text:s/>0 | <text:s/>0 | <text:s/>0 | <text:s/>0 | 37 | <text:s/>0 |</text:span></text:p>
      <text:p text:style-name="P11"><text:span text:style-name="T1">prod5 : <text:s text:c="2"/>0 | 80 | <text:s/>0 | <text:s/>0 | <text:s/>0 | <text:s/>0 | <text:s/>3 | <text:s/>0 | 80 | <text:s/>0 | <text:s/>0 | <text:s/>0 |</text:span></text:p>
      <text:p text:style-name="P11"><text:span text:style-name="T1">prod6 : <text:s/>20 | <text:s/>0 | <text:s/>1 | <text:s/>0 | <text:s/>0 | <text:s/>0 | <text:s/>0 | <text:s/>1 | <text:s/>0 | 20 | <text:s/>0 | <text:s/>1 |</text:span></text:p>
      <text:p text:style-name="P11"><text:span text:style-name="T1">prod7 : <text:s text:c="2"/>0 | <text:s/>0 | <text:s/>0 | <text:s/>0 | <text:s/>0 | <text:s/>0 | <text:s/>0 | <text:s/>0 | <text:s/>0 | <text:s/>0 | <text:s/>0 | <text:s/>0 |</text:span></text:p>
      <text:p text:style-name="P8"/>
      <text:p text:style-name="P11"><text:span text:style-name="T1">week <text:s/>: 3</text:span></text:p>
      <text:p text:style-name="P11"><text:span text:style-name="T1">day <text:s text:c="2"/>: <text:s text:c="3"/>mon <text:s text:c="2"/>| <text:s text:c="2"/>tue <text:s text:c="2"/>| <text:s text:c="2"/>wed <text:s text:c="2"/>| <text:s text:c="2"/>thu <text:s text:c="2"/>| <text:s text:c="2"/>fri <text:s text:c="2"/>| <text:s text:c="2"/>sat <text:s text:c="2"/>|</text:span></text:p>
      <text:p text:style-name="P11"><text:span text:style-name="T1">shift : <text:s/>1 <text:s/>| 2 <text:s/>| 1 <text:s/>| 2 <text:s/>| 1 <text:s/>| 2 <text:s/>| 1 <text:s/>| 2 <text:s/>| 1 <text:s/>| 2 <text:s/>| 1 <text:s/>| 2 <text:s/>|</text:span></text:p>
      <text:p text:style-name="P11"><text:span text:style-name="T1">prod1 : <text:s text:c="2"/>0 | <text:s/>0 | <text:s/>0 | <text:s/>0 | <text:s/>0 | <text:s/>0 | <text:s/>0 | <text:s/>0 | 48 | <text:s/>0 | <text:s/>0 | <text:s/>0 |</text:span></text:p>
      <text:p text:style-name="P11"><text:span text:style-name="T1">prod2 : <text:s/>33 | 34 | <text:s/>0 | <text:s/>0 | 34 | 34 | 34 | <text:s/>0 | <text:s/>0 | <text:s/>0 | 34 | <text:s/>0 |</text:span></text:p>
      <text:p text:style-name="P11"><text:span text:style-name="T1">prod3 : <text:s/>30 | <text:s/>0 | <text:s/>0 | <text:s/>0 | 30 | <text:s/>0 | <text:s/>0 | <text:s/>0 | <text:s/>0 | 30 | <text:s/>0 | <text:s/>0 |</text:span></text:p>
      <text:p text:style-name="P11"><text:span text:style-name="T1">prod4 : <text:s/>31 | 28 | <text:s/>0 | <text:s/>0 | <text:s/>0 | <text:s/>0 | <text:s/>0 | <text:s/>0 | <text:s/>0 | <text:s/>0 | <text:s/>0 | <text:s/>0 |</text:span></text:p>
      <text:p text:style-name="P11"><text:span text:style-name="T1">prod5 : <text:s text:c="2"/>3 | <text:s/>0 | 80 | 80 | <text:s/>0 | <text:s/>0 | <text:s/>0 | 80 | <text:s/>0 | 80 | <text:s/>0 | 80 |</text:span></text:p>
      <text:p text:style-name="P11"><text:span text:style-name="T1">prod6 : <text:s text:c="2"/>0 | <text:s/>1 | <text:s/>0 | <text:s/>0 | <text:s/>1 | <text:s/>1 | <text:s/>1 | <text:s/>0 | <text:s/>0 | <text:s/>0 | <text:s/>1 | <text:s/>0 |</text:span></text:p>
      <text:p text:style-name="P11"><text:span text:style-name="T1">prod7 : <text:s text:c="2"/>0 | <text:s/>0 | <text:s/>0 | <text:s/>0 | <text:s/>0 | <text:s/>0 | <text:s/>0 | <text:s/>0 | <text:s/>0 | <text:s/>0 | <text:s/>0 | <text:s/>0 |</text:span></text:p>
      <text:p text:style-name="P8"/>
      <text:p text:style-name="P11"><text:span text:style-name="T1">week <text:s/>: 4</text:span></text:p>
      <text:p text:style-name="P11"><text:span text:style-name="T1">day <text:s text:c="2"/>: <text:s text:c="3"/>mon <text:s text:c="2"/>| <text:s text:c="2"/>tue <text:s text:c="2"/>| <text:s text:c="2"/>wed <text:s text:c="2"/>| <text:s text:c="2"/>thu <text:s text:c="2"/>| <text:s text:c="2"/>fri <text:s text:c="2"/>| <text:s text:c="2"/>sat <text:s text:c="2"/>|</text:span></text:p>
      <text:p text:style-name="P11"><text:span text:style-name="T1">shift : <text:s/>1 <text:s/>| 2 <text:s/>| 1 <text:s/>| 2 <text:s/>| 1 <text:s/>| 2 <text:s/>| 1 <text:s/>| 2 <text:s/>| 1 <text:s/>| 2 <text:s/>| 1 <text:s/>| 2 <text:s/>|</text:span></text:p>
      <text:p text:style-name="P11"><text:span text:style-name="T1">prod1 : <text:s text:c="2"/>0 | 40 | 48 | <text:s/>0 | 48 | <text:s/>0 | <text:s/>0 | <text:s/>0 | <text:s/>0 | <text:s/>0 | <text:s/>0 | <text:s/>2 |</text:span></text:p>
      <text:p text:style-name="P11"><text:span text:style-name="T1">prod2 : <text:s text:c="2"/>0 | <text:s/>0 | <text:s/>0 | 30 | <text:s/>0 | 34 | 34 | 34 | 30 | 34 | <text:s/>0 | 32 |</text:span></text:p>
      <text:p text:style-name="P11"><text:span text:style-name="T1">prod3 : <text:s text:c="2"/>0 | 20 | <text:s/>0 | 27 | 18 | <text:s/>0 | <text:s/>0 | 30 | <text:s/>0 | 30 | 30 | <text:s/>0 |</text:span></text:p>
      <text:p text:style-name="P11"><text:span text:style-name="T1">prod4 : <text:s text:c="2"/>0 | <text:s/>0 | <text:s/>0 | <text:s/>0 | <text:s/>0 | <text:s/>0 | <text:s/>0 | 17 | <text:s/>0 | 28 | <text:s/>5 | <text:s/>0 |</text:span></text:p>
      <text:p text:style-name="P11"><text:span text:style-name="T1">prod5 : <text:s/>80 | <text:s/>0 | <text:s/>0 | <text:s/>0 | <text:s/>0 | <text:s/>0 | <text:s/>0 | <text:s/>0 | <text:s/>0 | <text:s/>0 | 64 | <text:s/>0 |</text:span></text:p>
      <text:p text:style-name="P11"><text:span text:style-name="T1">prod6 : <text:s text:c="2"/>0 | 20 | <text:s/>0 | 15 | <text:s/>0 | <text:s/>1 | <text:s/>1 | <text:s/>1 | 15 | <text:s/>1 | 24 | <text:s/>0 |</text:span></text:p>
      <text:p text:style-name="P11"><text:span text:style-name="T1">prod7 : <text:s text:c="2"/>0 | <text:s/>0 | <text:s/>0 | <text:s/>0 | <text:s/>0 | <text:s/>0 | <text:s/>0 | <text:s/>0 | <text:s/>0 | <text:s/>0 | <text:s/>0 | <text:s/>1 |</text:span></text:p>
      <text:p text:style-name="P8"/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8"/>
      <text:p text:style-name="P11"><text:soft-page-break/><text:span text:style-name="T1">month : February</text:span></text:p>
      <text:p text:style-name="P11"><text:span text:style-name="T1">week <text:s/>: 1</text:span></text:p>
      <text:p text:style-name="P11"><text:span text:style-name="T1">day <text:s text:c="2"/>: <text:s text:c="3"/>mon <text:s text:c="2"/>| <text:s text:c="2"/>tue <text:s text:c="2"/>| <text:s text:c="2"/>wed <text:s text:c="2"/>| <text:s text:c="2"/>thu <text:s text:c="2"/>| <text:s text:c="2"/>fri <text:s text:c="2"/>| <text:s text:c="2"/>sat <text:s text:c="2"/>|</text:span></text:p>
      <text:p text:style-name="P11"><text:span text:style-name="T1">shift : <text:s/>1 <text:s/>| 2 <text:s/>| 1 <text:s/>| 2 <text:s/>| 1 <text:s/>| 2 <text:s/>| 1 <text:s/>| 2 <text:s/>| 1 <text:s/>| 2 <text:s/>| 1 <text:s/>| 2 <text:s/>|</text:span></text:p>
      <text:p text:style-name="P11"><text:span text:style-name="T1">prod1 : <text:s text:c="2"/>0 | <text:s/>0 | <text:s/>1 | <text:s/>1 | 40 | 40 | 40 | <text:s/>1 | 40 | <text:s/>1 | <text:s/>0 | 40 |</text:span></text:p>
      <text:p text:style-name="P11"><text:span text:style-name="T1">prod2 : <text:s text:c="2"/>0 | 45 | 35 | <text:s/>0 | 17 | <text:s/>0 | <text:s/>0 | <text:s/>0 | 17 | 35 | <text:s/>0 | <text:s/>0 |</text:span></text:p>
      <text:p text:style-name="P11"><text:span text:style-name="T1">prod3 : <text:s/>10 | 10 | <text:s/>0 | <text:s/>0 | <text:s/>0 | <text:s/>0 | <text:s/>0 | <text:s/>0 | <text:s/>0 | <text:s/>0 | 10 | <text:s/>0 |</text:span></text:p>
      <text:p text:style-name="P11"><text:span text:style-name="T1">prod4 : <text:s text:c="2"/>0 | <text:s/>0 | <text:s/>0 | <text:s/>0 | <text:s/>0 | <text:s/>0 | <text:s/>0 | <text:s/>0 | <text:s/>0 | <text:s/>0 | <text:s/>0 | <text:s/>0 |</text:span></text:p>
      <text:p text:style-name="P11"><text:span text:style-name="T1">prod5 : <text:s/>80 | <text:s/>0 | <text:s/>0 | <text:s/>0 | <text:s/>0 | <text:s/>0 | <text:s/>0 | <text:s/>0 | <text:s/>0 | <text:s/>0 | <text:s/>0 | <text:s/>0 |</text:span></text:p>
      <text:p text:style-name="P11"><text:span text:style-name="T1">prod6 : <text:s/>26 | <text:s/>0 | <text:s/>0 | 26 | <text:s/>0 | 20 | <text:s/>0 | <text:s/>0 | <text:s/>0 | <text:s/>0 | 26 | <text:s/>0 |</text:span></text:p>
      <text:p text:style-name="P11"><text:span text:style-name="T1">prod7 : <text:s text:c="2"/>0 | <text:s/>0 | 13 | 13 | <text:s/>0 | <text:s/>0 | <text:s/>0 | 13 | <text:s/>0 | 13 | <text:s/>0 | <text:s/>0 |</text:span></text:p>
      <text:p text:style-name="P8"/>
      <text:p text:style-name="P11"><text:span text:style-name="T1">week <text:s/>: 2</text:span></text:p>
      <text:p text:style-name="P11"><text:span text:style-name="T1">day <text:s text:c="2"/>: <text:s text:c="3"/>mon <text:s text:c="2"/>| <text:s text:c="2"/>tue <text:s text:c="2"/>| <text:s text:c="2"/>wed <text:s text:c="2"/>| <text:s text:c="2"/>thu <text:s text:c="2"/>| <text:s text:c="2"/>fri <text:s text:c="2"/>| <text:s text:c="2"/>sat <text:s text:c="2"/>|</text:span></text:p>
      <text:p text:style-name="P11"><text:span text:style-name="T1">shift : <text:s/>1 <text:s/>| 2 <text:s/>| 1 <text:s/>| 2 <text:s/>| 1 <text:s/>| 2 <text:s/>| 1 <text:s/>| 2 <text:s/>| 1 <text:s/>| 2 <text:s/>| 1 <text:s/>| 2 <text:s/>|</text:span></text:p>
      <text:p text:style-name="P11"><text:span text:style-name="T1">prod1 : <text:s text:c="2"/>0 | 40 | <text:s/>0 | <text:s/>1 | 40 | <text:s/>1 | 40 | <text:s/>1 | <text:s/>0 | <text:s/>3 | 40 | <text:s/>0 |</text:span></text:p>
      <text:p text:style-name="P11"><text:span text:style-name="T1">prod2 : <text:s text:c="2"/>0 | <text:s/>0 | <text:s/>0 | <text:s/>0 | 17 | <text:s/>0 | 11 | 35 | <text:s/>0 | <text:s/>0 | 17 | <text:s/>0 |</text:span></text:p>
      <text:p text:style-name="P11"><text:span text:style-name="T1">prod3 : <text:s/>10 | <text:s/>0 | 10 | <text:s/>0 | <text:s/>0 | <text:s/>0 | <text:s/>0 | <text:s/>0 | 10 | <text:s/>0 | <text:s/>0 | 10 |</text:span></text:p>
      <text:p text:style-name="P11"><text:span text:style-name="T1">prod4 : <text:s text:c="2"/>0 | <text:s/>0 | <text:s/>0 | <text:s/>0 | <text:s/>0 | <text:s/>0 | <text:s/>0 | <text:s/>0 | <text:s/>0 | <text:s/>0 | <text:s/>0 | <text:s/>0 |</text:span></text:p>
      <text:p text:style-name="P11"><text:span text:style-name="T1">prod5 : <text:s/>80 | <text:s/>0 | <text:s/>0 | <text:s/>0 | <text:s/>0 | <text:s/>0 | <text:s/>0 | <text:s/>0 | <text:s/>0 | <text:s/>0 | <text:s/>0 | <text:s/>0 |</text:span></text:p>
      <text:p text:style-name="P11"><text:span text:style-name="T1">prod6 : <text:s/>26 | 20 | 26 | <text:s/>0 | <text:s/>0 | 26 | <text:s/>0 | <text:s/>0 | 26 | <text:s/>0 | <text:s/>0 | <text:s/>0 |</text:span></text:p>
      <text:p text:style-name="P11"><text:span text:style-name="T1">prod7 : <text:s text:c="2"/>0 | <text:s/>0 | <text:s/>0 | 13 | <text:s/>0 | 13 | <text:s/>0 | 13 | <text:s/>0 | 12 | <text:s/>0 | <text:s/>0 |</text:span></text:p>
      <text:p text:style-name="P8"/>
      <text:p text:style-name="P11"><text:span text:style-name="T1">week <text:s/>: 3</text:span></text:p>
      <text:p text:style-name="P11"><text:span text:style-name="T1">day <text:s text:c="2"/>: <text:s text:c="3"/>mon <text:s text:c="2"/>| <text:s text:c="2"/>tue <text:s text:c="2"/>| <text:s text:c="2"/>wed <text:s text:c="2"/>| <text:s text:c="2"/>thu <text:s text:c="2"/>| <text:s text:c="2"/>fri <text:s text:c="2"/>| <text:s text:c="2"/>sat <text:s text:c="2"/>|</text:span></text:p>
      <text:p text:style-name="P11"><text:span text:style-name="T1">shift : <text:s/>1 <text:s/>| 2 <text:s/>| 1 <text:s/>| 2 <text:s/>| 1 <text:s/>| 2 <text:s/>| 1 <text:s/>| 2 <text:s/>| 1 <text:s/>| 2 <text:s/>| 1 <text:s/>| 2 <text:s/>|</text:span></text:p>
      <text:p text:style-name="P11"><text:span text:style-name="T1">prod1 : <text:s text:c="2"/>1 | <text:s/>1 | <text:s/>1 | <text:s/>0 | 40 | <text:s/>1 | 40 | <text:s/>1 | 40 | <text:s/>0 | 40 | <text:s/>1 |</text:span></text:p>
      <text:p text:style-name="P11"><text:span text:style-name="T1">prod2 : <text:s text:c="2"/>0 | <text:s/>0 | 35 | <text:s/>0 | <text:s/>0 | <text:s/>0 | <text:s/>0 | 35 | <text:s/>0 | <text:s/>2 | <text:s/>0 | <text:s/>0 |</text:span></text:p>
      <text:p text:style-name="P11"><text:span text:style-name="T1">prod3 : <text:s text:c="2"/>0 | <text:s/>0 | <text:s/>0 | 10 | <text:s/>0 | <text:s/>0 | <text:s/>0 | <text:s/>0 | <text:s/>0 | <text:s/>0 | <text:s/>0 | <text:s/>0 |</text:span></text:p>
      <text:p text:style-name="P11"><text:span text:style-name="T1">prod4 : <text:s text:c="2"/>0 | <text:s/>0 | <text:s/>0 | <text:s/>0 | <text:s/>0 | <text:s/>0 | <text:s/>0 | <text:s/>0 | <text:s/>0 | <text:s/>0 | <text:s/>0 | <text:s/>0 |</text:span></text:p>
      <text:p text:style-name="P11"><text:span text:style-name="T1">prod5 : <text:s/>66 | <text:s/>0 | <text:s/>0 | 80 | 40 | <text:s/>0 | <text:s/>0 | <text:s/>0 | <text:s/>0 | <text:s/>0 | <text:s/>5 | <text:s/>0 |</text:span></text:p>
      <text:p text:style-name="P11"><text:span text:style-name="T1">prod6 : <text:s/>26 | <text:s/>0 | <text:s/>0 | 26 | <text:s/>0 | <text:s/>0 | <text:s/>0 | <text:s/>0 | <text:s/>0 | <text:s/>0 | <text:s/>0 | 26 |</text:span></text:p>
      <text:p text:style-name="P11"><text:span text:style-name="T1">prod7 : <text:s/>13 | 13 | 13 | <text:s/>0 | <text:s/>0 | 13 | <text:s/>0 | 13 | <text:s/>0 | 13 | <text:s/>0 | 13 |</text:span></text:p>
      <text:p text:style-name="P8"/>
      <text:p text:style-name="P11"><text:span text:style-name="T1">week <text:s/>: 4</text:span></text:p>
      <text:p text:style-name="P11"><text:span text:style-name="T1">day <text:s text:c="2"/>: <text:s text:c="3"/>mon <text:s text:c="2"/>| <text:s text:c="2"/>tue <text:s text:c="2"/>| <text:s text:c="2"/>wed <text:s text:c="2"/>| <text:s text:c="2"/>thu <text:s text:c="2"/>| <text:s text:c="2"/>fri <text:s text:c="2"/>| <text:s text:c="2"/>sat <text:s text:c="2"/>|</text:span></text:p>
      <text:p text:style-name="P11"><text:span text:style-name="T1">shift : <text:s/>1 <text:s/>| 2 <text:s/>| 1 <text:s/>| 2 <text:s/>| 1 <text:s/>| 2 <text:s/>| 1 <text:s/>| 2 <text:s/>| 1 <text:s/>| 2 <text:s/>| 1 <text:s/>| 2 <text:s/>|</text:span></text:p>
      <text:p text:style-name="P11"><text:span text:style-name="T1">prod1 : <text:s/>40 | 40 | <text:s/>1 | <text:s/>0 | <text:s/>0 | <text:s/>0 | <text:s/>0 | 40 | <text:s/>1 | 40 | <text:s/>1 | <text:s/>1 |</text:span></text:p>
      <text:p text:style-name="P11"><text:span text:style-name="T1">prod2 : <text:s/>17 | 17 | 35 | 36 | 45 | <text:s/>0 | 45 | 17 | <text:s/>0 | 17 | 35 | 35 |</text:span></text:p>
      <text:p text:style-name="P11"><text:span text:style-name="T1">prod3 : <text:s text:c="2"/>0 | <text:s/>0 | <text:s/>0 | <text:s/>7 | 10 | 10 | 10 | <text:s/>0 | <text:s/>0 | <text:s/>0 | <text:s/>0 | <text:s/>0 |</text:span></text:p>
      <text:p text:style-name="P11"><text:span text:style-name="T1">prod4 : <text:s text:c="2"/>0 | <text:s/>0 | <text:s/>0 | <text:s/>0 | <text:s/>0 | <text:s/>0 | <text:s/>0 | <text:s/>0 | <text:s/>0 | <text:s/>0 | <text:s/>0 | <text:s/>0 |</text:span></text:p>
      <text:p text:style-name="P11"><text:span text:style-name="T1">prod5 : <text:s text:c="2"/>0 | <text:s/>0 | <text:s/>0 | <text:s/>0 | <text:s/>0 | 80 | <text:s/>0 | <text:s/>0 | 69 | <text:s/>0 | <text:s/>0 | <text:s/>0 |</text:span></text:p>
      <text:p text:style-name="P11"><text:span text:style-name="T1">prod6 : <text:s text:c="2"/>0 | <text:s/>0 | <text:s/>0 | <text:s/>0 | <text:s/>0 | <text:s/>0 | <text:s/>0 | <text:s/>0 | <text:s/>0 | <text:s/>0 | <text:s/>0 | <text:s/>0 |</text:span></text:p>
      <text:p text:style-name="P11"><text:span text:style-name="T1">prod7 : <text:s text:c="2"/>0 | <text:s/>0 | 13 | <text:s/>4 | <text:s/>0 | <text:s/>0 | <text:s/>0 | <text:s/>0 | 13 | <text:s/>0 | 13 | 13 |</text:span></text:p>
      <text:p text:style-name="P8"/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8"/>
      <text:p text:style-name="P11"><text:soft-page-break/><text:span text:style-name="T1">month : March</text:span></text:p>
      <text:p text:style-name="P11"><text:span text:style-name="T1">week <text:s/>: 1</text:span></text:p>
      <text:p text:style-name="P11"><text:span text:style-name="T1">day <text:s text:c="2"/>: <text:s text:c="3"/>mon <text:s text:c="2"/>| <text:s text:c="2"/>tue <text:s text:c="2"/>| <text:s text:c="2"/>wed <text:s text:c="2"/>| <text:s text:c="2"/>thu <text:s text:c="2"/>| <text:s text:c="2"/>fri <text:s text:c="2"/>| <text:s text:c="2"/>sat <text:s text:c="2"/>|</text:span></text:p>
      <text:p text:style-name="P11"><text:span text:style-name="T1">shift : <text:s/>1 <text:s/>| 2 <text:s/>| 1 <text:s/>| 2 <text:s/>| 1 <text:s/>| 2 <text:s/>| 1 <text:s/>| 2 <text:s/>| 1 <text:s/>| 2 <text:s/>| 1 <text:s/>| 2 <text:s/>|</text:span></text:p>
      <text:p text:style-name="P11"><text:span text:style-name="T1">prod1 : <text:s text:c="2"/>0 | <text:s/>0 | <text:s/>0 | <text:s/>0 | <text:s/>0 | <text:s/>0 | <text:s/>0 | <text:s/>0 | <text:s/>0 | <text:s/>0 | <text:s/>0 | <text:s/>0 |</text:span></text:p>
      <text:p text:style-name="P11"><text:span text:style-name="T1">prod2 : <text:s text:c="2"/>0 | <text:s/>0 | <text:s/>0 | <text:s/>0 | <text:s/>0 | <text:s/>0 | <text:s/>0 | <text:s/>0 | <text:s/>0 | <text:s/>0 | <text:s/>0 | <text:s/>0 |</text:span></text:p>
      <text:p text:style-name="P11"><text:span text:style-name="T1">prod3 : <text:s text:c="2"/>0 | <text:s/>0 | <text:s/>0 | <text:s/>0 | <text:s/>0 | <text:s/>0 | <text:s/>0 | <text:s/>0 | <text:s/>0 | <text:s/>0 | <text:s/>0 | <text:s/>0 |</text:span></text:p>
      <text:p text:style-name="P11"><text:span text:style-name="T1">prod4 : <text:s text:c="2"/>0 | <text:s/>0 | <text:s/>0 | <text:s/>0 | <text:s/>0 | <text:s/>0 | <text:s/>0 | <text:s/>0 | <text:s/>0 | <text:s/>0 | <text:s/>0 | <text:s/>0 |</text:span></text:p>
      <text:p text:style-name="P11"><text:span text:style-name="T1">prod5 : <text:s text:c="2"/>0 | <text:s/>0 | <text:s/>0 | <text:s/>0 | <text:s/>0 | <text:s/>0 | <text:s/>0 | <text:s/>0 | <text:s/>0 | <text:s/>0 | <text:s/>0 | <text:s/>0 |</text:span></text:p>
      <text:p text:style-name="P11"><text:span text:style-name="T1">prod6 : <text:s/>26 | <text:s/>0 | 26 | <text:s/>0 | 26 | <text:s/>0 | <text:s/>0 | <text:s/>0 | <text:s/>0 | <text:s/>0 | <text:s/>0 | <text:s/>0 |</text:span></text:p>
      <text:p text:style-name="P11"><text:span text:style-name="T1">prod7 : <text:s text:c="2"/>0 | <text:s/>0 | <text:s/>0 | <text:s/>0 | <text:s/>0 | <text:s/>0 | <text:s/>0 | <text:s/>0 | <text:s/>0 | <text:s/>0 | <text:s/>0 | <text:s/>0 |</text:span></text:p>
      <text:p text:style-name="P8"/>
      <text:p text:style-name="P11"><text:span text:style-name="T1">week <text:s/>: 2</text:span></text:p>
      <text:p text:style-name="P11"><text:span text:style-name="T1">day <text:s text:c="2"/>: <text:s text:c="3"/>mon <text:s text:c="2"/>| <text:s text:c="2"/>tue <text:s text:c="2"/>| <text:s text:c="2"/>wed <text:s text:c="2"/>| <text:s text:c="2"/>thu <text:s text:c="2"/>| <text:s text:c="2"/>fri <text:s text:c="2"/>| <text:s text:c="2"/>sat <text:s text:c="2"/>|</text:span></text:p>
      <text:p text:style-name="P11"><text:span text:style-name="T1">shift : <text:s/>1 <text:s/>| 2 <text:s/>| 1 <text:s/>| 2 <text:s/>| 1 <text:s/>| 2 <text:s/>| 1 <text:s/>| 2 <text:s/>| 1 <text:s/>| 2 <text:s/>| 1 <text:s/>| 2 <text:s/>|</text:span></text:p>
      <text:p text:style-name="P11"><text:span text:style-name="T1">prod1 : <text:s text:c="2"/>0 | <text:s/>0 | <text:s/>0 | <text:s/>0 | <text:s/>0 | <text:s/>0 | <text:s/>0 | <text:s/>0 | <text:s/>0 | <text:s/>0 | <text:s/>0 | <text:s/>0 |</text:span></text:p>
      <text:p text:style-name="P11"><text:span text:style-name="T1">prod2 : <text:s text:c="2"/>0 | <text:s/>0 | <text:s/>0 | <text:s/>0 | <text:s/>0 | <text:s/>0 | <text:s/>0 | <text:s/>0 | <text:s/>0 | <text:s/>0 | <text:s/>0 | <text:s/>0 |</text:span></text:p>
      <text:p text:style-name="P11"><text:span text:style-name="T1">prod3 : <text:s text:c="2"/>0 | <text:s/>0 | <text:s/>0 | <text:s/>0 | <text:s/>0 | <text:s/>0 | <text:s/>0 | <text:s/>0 | <text:s/>0 | <text:s/>0 | <text:s/>0 | <text:s/>0 |</text:span></text:p>
      <text:p text:style-name="P11"><text:span text:style-name="T1">prod4 : <text:s text:c="2"/>0 | <text:s/>0 | <text:s/>0 | <text:s/>0 | <text:s/>0 | <text:s/>0 | <text:s/>0 | <text:s/>0 | <text:s/>0 | <text:s/>0 | <text:s/>0 | <text:s/>0 |</text:span></text:p>
      <text:p text:style-name="P11"><text:span text:style-name="T1">prod5 : <text:s text:c="2"/>0 | <text:s/>0 | <text:s/>0 | <text:s/>0 | <text:s/>0 | <text:s/>0 | <text:s/>0 | <text:s/>0 | <text:s/>0 | <text:s/>0 | <text:s/>0 | <text:s/>0 |</text:span></text:p>
      <text:p text:style-name="P11"><text:span text:style-name="T1">prod6 : <text:s/>26 | <text:s/>0 | 26 | 26 | 26 | <text:s/>0 | <text:s/>0 | <text:s/>0 | <text:s/>0 | 26 | <text:s/>0 | <text:s/>0 |</text:span></text:p>
      <text:p text:style-name="P11"><text:span text:style-name="T1">prod7 : <text:s text:c="2"/>0 | <text:s/>0 | <text:s/>0 | <text:s/>0 | <text:s/>0 | <text:s/>0 | <text:s/>0 | <text:s/>0 | <text:s/>0 | <text:s/>0 | <text:s/>0 | <text:s/>0 |</text:span></text:p>
      <text:p text:style-name="P8"/>
      <text:p text:style-name="P11"><text:span text:style-name="T1">week <text:s/>: 3</text:span></text:p>
      <text:p text:style-name="P11"><text:span text:style-name="T1">day <text:s text:c="2"/>: <text:s text:c="3"/>mon <text:s text:c="2"/>| <text:s text:c="2"/>tue <text:s text:c="2"/>| <text:s text:c="2"/>wed <text:s text:c="2"/>| <text:s text:c="2"/>thu <text:s text:c="2"/>| <text:s text:c="2"/>fri <text:s text:c="2"/>| <text:s text:c="2"/>sat <text:s text:c="2"/>|</text:span></text:p>
      <text:p text:style-name="P11"><text:span text:style-name="T1">shift : <text:s/>1 <text:s/>| 2 <text:s/>| 1 <text:s/>| 2 <text:s/>| 1 <text:s/>| 2 <text:s/>| 1 <text:s/>| 2 <text:s/>| 1 <text:s/>| 2 <text:s/>| 1 <text:s/>| 2 <text:s/>|</text:span></text:p>
      <text:p text:style-name="P11"><text:span text:style-name="T1">prod1 : <text:s text:c="2"/>0 | <text:s/>0 | <text:s/>0 | <text:s/>0 | <text:s/>0 | <text:s/>0 | <text:s/>0 | <text:s/>0 | <text:s/>0 | <text:s/>0 | <text:s/>0 | <text:s/>0 |</text:span></text:p>
      <text:p text:style-name="P11"><text:span text:style-name="T1">prod2 : <text:s text:c="2"/>0 | <text:s/>0 | <text:s/>0 | <text:s/>0 | <text:s/>0 | <text:s/>0 | <text:s/>0 | <text:s/>0 | <text:s/>0 | <text:s/>0 | <text:s/>0 | <text:s/>0 |</text:span></text:p>
      <text:p text:style-name="P11"><text:span text:style-name="T1">prod3 : <text:s text:c="2"/>0 | <text:s/>0 | <text:s/>0 | <text:s/>0 | <text:s/>0 | <text:s/>0 | <text:s/>0 | <text:s/>0 | <text:s/>0 | <text:s/>0 | <text:s/>0 | <text:s/>0 |</text:span></text:p>
      <text:p text:style-name="P11"><text:span text:style-name="T1">prod4 : <text:s text:c="2"/>0 | <text:s/>0 | <text:s/>0 | <text:s/>0 | <text:s/>0 | <text:s/>0 | <text:s/>0 | <text:s/>0 | <text:s/>0 | <text:s/>0 | <text:s/>0 | <text:s/>0 |</text:span></text:p>
      <text:p text:style-name="P11"><text:span text:style-name="T1">prod5 : <text:s text:c="2"/>0 | <text:s/>0 | <text:s/>0 | <text:s/>0 | <text:s/>0 | <text:s/>0 | <text:s/>0 | <text:s/>0 | <text:s/>0 | <text:s/>0 | <text:s/>0 | <text:s/>0 |</text:span></text:p>
      <text:p text:style-name="P11"><text:span text:style-name="T1">prod6 : <text:s/>26 | <text:s/>0 | 26 | <text:s/>0 | 26 | <text:s/>0 | <text:s/>0 | <text:s/>0 | <text:s/>0 | 26 | <text:s/>0 | 10 |</text:span></text:p>
      <text:p text:style-name="P11"><text:span text:style-name="T1">prod7 : <text:s text:c="2"/>0 | <text:s/>0 | <text:s/>0 | <text:s/>0 | <text:s/>0 | <text:s/>0 | <text:s/>0 | <text:s/>0 | <text:s/>0 | <text:s/>0 | <text:s/>0 | <text:s/>0 |</text:span></text:p>
      <text:p text:style-name="P8"/>
      <text:p text:style-name="P11"><text:span text:style-name="T1">week <text:s/>: 4</text:span></text:p>
      <text:p text:style-name="P11"><text:span text:style-name="T1">day <text:s text:c="2"/>: <text:s text:c="3"/>mon <text:s text:c="2"/>| <text:s text:c="2"/>tue <text:s text:c="2"/>| <text:s text:c="2"/>wed <text:s text:c="2"/>| <text:s text:c="2"/>thu <text:s text:c="2"/>| <text:s text:c="2"/>fri <text:s text:c="2"/>| <text:s text:c="2"/>sat <text:s text:c="2"/>|</text:span></text:p>
      <text:p text:style-name="P11"><text:span text:style-name="T1">shift : <text:s/>1 <text:s/>| 2 <text:s/>| 1 <text:s/>| 2 <text:s/>| 1 <text:s/>| 2 <text:s/>| 1 <text:s/>| 2 <text:s/>| 1 <text:s/>| 2 <text:s/>| 1 <text:s/>| 2 <text:s/>|</text:span></text:p>
      <text:p text:style-name="P11"><text:span text:style-name="T1">prod1 : <text:s text:c="2"/>0 | <text:s/>0 | <text:s/>0 | <text:s/>0 | <text:s/>0 | <text:s/>0 | <text:s/>0 | <text:s/>0 | <text:s/>0 | <text:s/>0 | <text:s/>0 | <text:s/>0 |</text:span></text:p>
      <text:p text:style-name="P11"><text:span text:style-name="T1">prod2 : <text:s text:c="2"/>0 | <text:s/>0 | <text:s/>0 | <text:s/>0 | <text:s/>0 | <text:s/>0 | <text:s/>0 | <text:s/>0 | <text:s/>0 | <text:s/>0 | <text:s/>0 | <text:s/>0 |</text:span></text:p>
      <text:p text:style-name="P11"><text:span text:style-name="T1">prod3 : <text:s text:c="2"/>0 | <text:s/>0 | <text:s/>0 | <text:s/>0 | <text:s/>0 | <text:s/>0 | <text:s/>0 | <text:s/>0 | <text:s/>0 | <text:s/>0 | <text:s/>0 | <text:s/>0 |</text:span></text:p>
      <text:p text:style-name="P11"><text:span text:style-name="T1">prod4 : <text:s text:c="2"/>0 | <text:s/>0 | <text:s/>0 | <text:s/>0 | <text:s/>0 | <text:s/>0 | <text:s/>0 | <text:s/>0 | <text:s/>0 | <text:s/>0 | <text:s/>0 | <text:s/>0 |</text:span></text:p>
      <text:p text:style-name="P11"><text:span text:style-name="T1">prod5 : <text:s text:c="2"/>0 | <text:s/>0 | <text:s/>0 | <text:s/>0 | <text:s/>0 | <text:s/>0 | <text:s/>0 | <text:s/>0 | <text:s/>0 | <text:s/>0 | <text:s/>0 | <text:s/>0 |</text:span></text:p>
      <text:p text:style-name="P11"><text:span text:style-name="T1">prod6 : <text:s/>26 | <text:s/>0 | 26 | <text:s/>0 | <text:s/>0 | <text:s/>0 | <text:s/>0 | <text:s/>0 | <text:s/>0 | <text:s/>0 | <text:s/>0 | 26 |</text:span></text:p>
      <text:p text:style-name="P11"><text:span text:style-name="T1">prod7 : <text:s text:c="2"/>0 | <text:s/>0 | <text:s/>0 | <text:s/>0 | <text:s/>0 | <text:s/>0 | <text:s/>0 | <text:s/>0 | <text:s/>0 | <text:s/>0 | <text:s/>0 | <text:s/>0 |</text:span></text:p>
      <text:p text:style-name="P8"/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11"><text:soft-page-break/><text:span text:style-name="T1">month : April</text:span></text:p>
      <text:p text:style-name="P11"><text:span text:style-name="T1">week <text:s/>: 1</text:span></text:p>
      <text:p text:style-name="P11"><text:span text:style-name="T1">day <text:s text:c="2"/>: <text:s text:c="3"/>mon <text:s text:c="2"/>| <text:s text:c="2"/>tue <text:s text:c="2"/>| <text:s text:c="2"/>wed <text:s text:c="2"/>| <text:s text:c="2"/>thu <text:s text:c="2"/>| <text:s text:c="2"/>fri <text:s text:c="2"/>| <text:s text:c="2"/>sat <text:s text:c="2"/>|</text:span></text:p>
      <text:p text:style-name="P11"><text:span text:style-name="T1">shift : <text:s/>1 <text:s/>| 2 <text:s/>| 1 <text:s/>| 2 <text:s/>| 1 <text:s/>| 2 <text:s/>| 1 <text:s/>| 2 <text:s/>| 1 <text:s/>| 2 <text:s/>| 1 <text:s/>| 2 <text:s/>|</text:span></text:p>
      <text:p text:style-name="P11"><text:span text:style-name="T1">prod1 : <text:s text:c="2"/>0 | <text:s/>2 | <text:s/>0 | <text:s/>0 | <text:s/>0 | <text:s/>0 | <text:s/>0 | <text:s/>0 | <text:s/>0 | <text:s/>0 | <text:s/>0 | <text:s/>2 |</text:span></text:p>
      <text:p text:style-name="P11"><text:span text:style-name="T1">prod2 : <text:s/>40 | <text:s/>0 | <text:s/>0 | <text:s/>0 | <text:s/>1 | <text:s/>0 | <text:s/>0 | 40 | <text:s/>1 | 17 | <text:s/>0 | <text:s/>0 |</text:span></text:p>
      <text:p text:style-name="P11"><text:span text:style-name="T1">prod3 : <text:s/>30 | <text:s/>0 | 30 | <text:s/>0 | 30 | <text:s/>0 | <text:s/>0 | <text:s/>0 | 30 | <text:s/>0 | <text:s/>0 | <text:s/>0 |</text:span></text:p>
      <text:p text:style-name="P11"><text:span text:style-name="T1">prod4 : <text:s text:c="2"/>0 | 26 | 26 | <text:s/>0 | 26 | <text:s/>0 | <text:s/>0 | <text:s/>0 | 26 | <text:s/>6 | 26 | 26 |</text:span></text:p>
      <text:p text:style-name="P11"><text:span text:style-name="T1">prod5 : <text:s/>13 | <text:s/>0 | <text:s/>0 | <text:s/>0 | <text:s/>0 | <text:s/>0 | <text:s/>0 | <text:s/>0 | <text:s/>0 | <text:s/>0 | <text:s/>0 | <text:s/>0 |</text:span></text:p>
      <text:p text:style-name="P11"><text:span text:style-name="T1">prod6 : <text:s text:c="2"/>0 | <text:s/>0 | <text:s/>0 | <text:s/>0 | <text:s/>0 | <text:s/>0 | <text:s/>0 | <text:s/>0 | <text:s/>0 | <text:s/>0 | <text:s/>0 | <text:s/>0 |</text:span></text:p>
      <text:p text:style-name="P11"><text:span text:style-name="T1">prod7 : <text:s text:c="2"/>0 | <text:s/>0 | <text:s/>0 | <text:s/>0 | <text:s/>0 | <text:s/>0 | <text:s/>0 | <text:s/>0 | <text:s/>0 | <text:s/>0 | <text:s/>0 | <text:s/>0 |</text:span></text:p>
      <text:p text:style-name="P8"/>
      <text:p text:style-name="P11"><text:span text:style-name="T1">week <text:s/>: 2</text:span></text:p>
      <text:p text:style-name="P11"><text:span text:style-name="T1">day <text:s text:c="2"/>: <text:s text:c="3"/>mon <text:s text:c="2"/>| <text:s text:c="2"/>tue <text:s text:c="2"/>| <text:s text:c="2"/>wed <text:s text:c="2"/>| <text:s text:c="2"/>thu <text:s text:c="2"/>| <text:s text:c="2"/>fri <text:s text:c="2"/>| <text:s text:c="2"/>sat <text:s text:c="2"/>|</text:span></text:p>
      <text:p text:style-name="P11"><text:span text:style-name="T1">shift : <text:s/>1 <text:s/>| 2 <text:s/>| 1 <text:s/>| 2 <text:s/>| 1 <text:s/>| 2 <text:s/>| 1 <text:s/>| 2 <text:s/>| 1 <text:s/>| 2 <text:s/>| 1 <text:s/>| 2 <text:s/>|</text:span></text:p>
      <text:p text:style-name="P11"><text:span text:style-name="T1">prod1 : <text:s text:c="2"/>0 | 64 | <text:s/>0 | <text:s/>0 | <text:s/>0 | <text:s/>0 | <text:s/>0 | <text:s/>0 | <text:s/>0 | 64 | <text:s/>0 | <text:s/>0 |</text:span></text:p>
      <text:p text:style-name="P11"><text:span text:style-name="T1">prod2 : <text:s text:c="2"/>0 | <text:s/>0 | <text:s/>0 | <text:s/>0 | <text:s/>0 | <text:s/>0 | <text:s/>0 | <text:s/>0 | 40 | <text:s/>0 | <text:s/>0 | <text:s/>0 |</text:span></text:p>
      <text:p text:style-name="P11"><text:span text:style-name="T1">prod3 : <text:s/>30 | <text:s/>0 | <text:s/>0 | <text:s/>0 | <text:s/>0 | <text:s/>0 | <text:s/>0 | <text:s/>0 | <text:s/>0 | <text:s/>0 | <text:s/>0 | 27 |</text:span></text:p>
      <text:p text:style-name="P11"><text:span text:style-name="T1">prod4 : <text:s/>26 | <text:s/>0 | <text:s/>0 | <text:s/>0 | 26 | 26 | 26 | 26 | <text:s/>0 | <text:s/>0 | 26 | 26 |</text:span></text:p>
      <text:p text:style-name="P11"><text:span text:style-name="T1">prod5 : <text:s text:c="2"/>0 | <text:s/>0 | <text:s/>0 | <text:s/>0 | <text:s/>0 | <text:s/>0 | <text:s/>0 | <text:s/>0 | <text:s/>0 | <text:s/>0 | <text:s/>0 | <text:s/>0 |</text:span></text:p>
      <text:p text:style-name="P11"><text:span text:style-name="T1">prod6 : <text:s text:c="2"/>0 | <text:s/>0 | <text:s/>0 | <text:s/>0 | <text:s/>0 | <text:s/>0 | <text:s/>0 | <text:s/>0 | <text:s/>0 | <text:s/>0 | <text:s/>0 | <text:s/>0 |</text:span></text:p>
      <text:p text:style-name="P11"><text:span text:style-name="T1">prod7 : <text:s text:c="2"/>0 | <text:s/>0 | <text:s/>0 | 40 | <text:s/>0 | <text:s/>0 | <text:s/>0 | <text:s/>0 | <text:s/>0 | <text:s/>0 | 20 | <text:s/>0 |</text:span></text:p>
      <text:p text:style-name="P8"/>
      <text:p text:style-name="P11"><text:span text:style-name="T1">week <text:s/>: 3</text:span></text:p>
      <text:p text:style-name="P11"><text:span text:style-name="T1">day <text:s text:c="2"/>: <text:s text:c="3"/>mon <text:s text:c="2"/>| <text:s text:c="2"/>tue <text:s text:c="2"/>| <text:s text:c="2"/>wed <text:s text:c="2"/>| <text:s text:c="2"/>thu <text:s text:c="2"/>| <text:s text:c="2"/>fri <text:s text:c="2"/>| <text:s text:c="2"/>sat <text:s text:c="2"/>|</text:span></text:p>
      <text:p text:style-name="P11"><text:span text:style-name="T1">shift : <text:s/>1 <text:s/>| 2 <text:s/>| 1 <text:s/>| 2 <text:s/>| 1 <text:s/>| 2 <text:s/>| 1 <text:s/>| 2 <text:s/>| 1 <text:s/>| 2 <text:s/>| 1 <text:s/>| 2 <text:s/>|</text:span></text:p>
      <text:p text:style-name="P11"><text:span text:style-name="T1">prod1 : <text:s text:c="2"/>0 | <text:s/>0 | <text:s/>0 | <text:s/>0 | <text:s/>0 | <text:s/>0 | <text:s/>0 | <text:s/>0 | <text:s/>0 | <text:s/>0 | <text:s/>0 | <text:s/>0 |</text:span></text:p>
      <text:p text:style-name="P11"><text:span text:style-name="T1">prod2 : <text:s/>40 | <text:s/>0 | 40 | <text:s/>0 | <text:s/>0 | <text:s/>0 | <text:s/>1 | <text:s/>0 | <text:s/>0 | <text:s/>0 | <text:s/>0 | <text:s/>0 |</text:span></text:p>
      <text:p text:style-name="P11"><text:span text:style-name="T1">prod3 : <text:s/>30 | <text:s/>0 | <text:s/>0 | <text:s/>0 | 30 | 30 | <text:s/>0 | <text:s/>0 | <text:s/>0 | <text:s/>0 | <text:s/>0 | <text:s/>0 |</text:span></text:p>
      <text:p text:style-name="P11"><text:span text:style-name="T1">prod4 : <text:s text:c="2"/>0 | 26 | <text:s/>0 | <text:s/>0 | <text:s/>0 | <text:s/>0 | 26 | <text:s/>0 | <text:s/>0 | <text:s/>0 | <text:s/>0 | <text:s/>0 |</text:span></text:p>
      <text:p text:style-name="P11"><text:span text:style-name="T1">prod5 : <text:s text:c="2"/>0 | <text:s/>0 | <text:s/>0 | <text:s/>0 | <text:s/>0 | 80 | <text:s/>0 | <text:s/>0 | <text:s/>0 | <text:s/>6 | <text:s/>0 | <text:s/>0 |</text:span></text:p>
      <text:p text:style-name="P11"><text:span text:style-name="T1">prod6 : <text:s text:c="2"/>0 | <text:s/>0 | <text:s/>0 | <text:s/>0 | <text:s/>0 | <text:s/>0 | <text:s/>0 | <text:s/>0 | <text:s/>0 | <text:s/>0 | <text:s/>0 | <text:s/>0 |</text:span></text:p>
      <text:p text:style-name="P11"><text:span text:style-name="T1">prod7 : <text:s text:c="2"/>0 | <text:s/>0 | <text:s/>0 | <text:s/>0 | <text:s/>0 | <text:s/>0 | <text:s/>0 | <text:s/>0 | <text:s/>0 | <text:s/>0 | <text:s/>0 | <text:s/>0 |</text:span></text:p>
      <text:p text:style-name="P8"/>
      <text:p text:style-name="P11"><text:span text:style-name="T1">week <text:s/>: 4</text:span></text:p>
      <text:p text:style-name="P11"><text:span text:style-name="T1">day <text:s text:c="2"/>: <text:s text:c="3"/>mon <text:s text:c="2"/>| <text:s text:c="2"/>tue <text:s text:c="2"/>| <text:s text:c="2"/>wed <text:s text:c="2"/>| <text:s text:c="2"/>thu <text:s text:c="2"/>| <text:s text:c="2"/>fri <text:s text:c="2"/>| <text:s text:c="2"/>sat <text:s text:c="2"/>|</text:span></text:p>
      <text:p text:style-name="P11"><text:span text:style-name="T1">shift : <text:s/>1 <text:s/>| 2 <text:s/>| 1 <text:s/>| 2 <text:s/>| 1 <text:s/>| 2 <text:s/>| 1 <text:s/>| 2 <text:s/>| 1 <text:s/>| 2 <text:s/>| 1 <text:s/>| 2 <text:s/>|</text:span></text:p>
      <text:p text:style-name="P11"><text:span text:style-name="T1">prod1 : <text:s text:c="2"/>0 | <text:s/>0 | <text:s/>0 | 64 | <text:s/>0 | <text:s/>0 | <text:s/>0 | <text:s/>0 | <text:s/>0 | <text:s/>4 | <text:s/>0 | <text:s/>0 |</text:span></text:p>
      <text:p text:style-name="P11"><text:span text:style-name="T1">prod2 : <text:s text:c="2"/>0 | 40 | <text:s/>0 | <text:s/>0 | 40 | <text:s/>0 | <text:s/>0 | <text:s/>0 | <text:s/>0 | <text:s/>0 | <text:s/>0 | <text:s/>0 |</text:span></text:p>
      <text:p text:style-name="P11"><text:span text:style-name="T1">prod3 : <text:s/>30 | 30 | <text:s/>0 | 14 | <text:s/>0 | <text:s/>0 | <text:s/>0 | <text:s/>0 | <text:s/>0 | 29 | 30 | <text:s/>0 |</text:span></text:p>
      <text:p text:style-name="P11"><text:span text:style-name="T1">prod4 : <text:s/>26 | <text:s/>0 | <text:s/>0 | <text:s/>0 | <text:s/>0 | 26 | <text:s/>0 | <text:s/>0 | 26 | <text:s/>0 | <text:s/>0 | 26 |</text:span></text:p>
      <text:p text:style-name="P11"><text:span text:style-name="T1">prod5 : <text:s/>61 | <text:s/>0 | <text:s/>0 | <text:s/>0 | <text:s/>0 | <text:s/>0 | 40 | <text:s/>0 | <text:s/>0 | <text:s/>0 | <text:s/>0 | <text:s/>0 |</text:span></text:p>
      <text:p text:style-name="P11"><text:span text:style-name="T1">prod6 : <text:s text:c="2"/>0 | <text:s/>0 | <text:s/>0 | <text:s/>0 | <text:s/>0 | <text:s/>0 | <text:s/>0 | <text:s/>0 | <text:s/>0 | <text:s/>0 | <text:s/>0 | <text:s/>0 |</text:span></text:p>
      <text:p text:style-name="P11"><text:span text:style-name="T1">prod7 : <text:s text:c="2"/>0 | <text:s/>0 | <text:s/>0 | <text:s/>0 | <text:s/>0 | <text:s/>0 | 40 | <text:s/>0 | <text:s/>0 | <text:s/>0 | <text:s/>0 | <text:s/>0 |</text:span></text:p>
      <text:p text:style-name="P8"/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8"/>
      <text:p text:style-name="P11"><text:soft-page-break/><text:span text:style-name="T1">month : May</text:span></text:p>
      <text:p text:style-name="P11"><text:span text:style-name="T1">week <text:s/>: 1</text:span></text:p>
      <text:p text:style-name="P11"><text:span text:style-name="T1">day <text:s text:c="2"/>: <text:s text:c="3"/>mon <text:s text:c="2"/>| <text:s text:c="2"/>tue <text:s text:c="2"/>| <text:s text:c="2"/>wed <text:s text:c="2"/>| <text:s text:c="2"/>thu <text:s text:c="2"/>| <text:s text:c="2"/>fri <text:s text:c="2"/>| <text:s text:c="2"/>sat <text:s text:c="2"/>|</text:span></text:p>
      <text:p text:style-name="P11"><text:span text:style-name="T1">shift : <text:s/>1 <text:s/>| 2 <text:s/>| 1 <text:s/>| 2 <text:s/>| 1 <text:s/>| 2 <text:s/>| 1 <text:s/>| 2 <text:s/>| 1 <text:s/>| 2 <text:s/>| 1 <text:s/>| 2 <text:s/>|</text:span></text:p>
      <text:p text:style-name="P11"><text:span text:style-name="T1">prod1 : <text:s text:c="2"/>0 | <text:s/>0 | <text:s/>0 | <text:s/>0 | <text:s/>0 | <text:s/>0 | <text:s/>0 | <text:s/>0 | <text:s/>0 | <text:s/>0 | <text:s/>0 | <text:s/>0 |</text:span></text:p>
      <text:p text:style-name="P11"><text:span text:style-name="T1">prod2 : <text:s text:c="2"/>0 | <text:s/>0 | <text:s/>0 | <text:s/>0 | <text:s/>0 | <text:s/>0 | <text:s/>0 | <text:s/>0 | <text:s/>0 | <text:s/>0 | <text:s/>0 | <text:s/>0 |</text:span></text:p>
      <text:p text:style-name="P11"><text:span text:style-name="T1">prod3 : <text:s/>30 | 30 | 30 | 30 | <text:s/>0 | <text:s/>0 | <text:s/>0 | 30 | <text:s/>0 | <text:s/>0 | <text:s/>0 | <text:s/>0 |</text:span></text:p>
      <text:p text:style-name="P11"><text:span text:style-name="T1">prod4 : <text:s text:c="2"/>0 | <text:s/>0 | <text:s/>0 | <text:s/>0 | <text:s/>0 | <text:s/>0 | <text:s/>0 | <text:s/>0 | 26 | 26 | <text:s/>0 | <text:s/>0 |</text:span></text:p>
      <text:p text:style-name="P11"><text:span text:style-name="T1">prod5 : <text:s/>71 | <text:s/>0 | 71 | <text:s/>0 | <text:s/>0 | <text:s/>0 | <text:s/>0 | 12 | <text:s/>0 | <text:s/>0 | <text:s/>0 | 80 |</text:span></text:p>
      <text:p text:style-name="P11"><text:span text:style-name="T1">prod6 : <text:s/>13 | 13 | 13 | 13 | <text:s/>0 | 13 | 13 | <text:s/>0 | <text:s/>0 | <text:s/>0 | <text:s/>0 | <text:s/>0 |</text:span></text:p>
      <text:p text:style-name="P11"><text:span text:style-name="T1">prod7 : <text:s text:c="2"/>0 | <text:s/>0 | <text:s/>0 | <text:s/>0 | <text:s/>0 | <text:s/>0 | <text:s/>0 | <text:s/>0 | <text:s/>0 | <text:s/>0 | <text:s/>0 | <text:s/>0 |</text:span></text:p>
      <text:p text:style-name="P8"/>
      <text:p text:style-name="P11"><text:span text:style-name="T1">week <text:s/>: 2</text:span></text:p>
      <text:p text:style-name="P11"><text:span text:style-name="T1">day <text:s text:c="2"/>: <text:s text:c="3"/>mon <text:s text:c="2"/>| <text:s text:c="2"/>tue <text:s text:c="2"/>| <text:s text:c="2"/>wed <text:s text:c="2"/>| <text:s text:c="2"/>thu <text:s text:c="2"/>| <text:s text:c="2"/>fri <text:s text:c="2"/>| <text:s text:c="2"/>sat <text:s text:c="2"/>|</text:span></text:p>
      <text:p text:style-name="P11"><text:span text:style-name="T1">shift : <text:s/>1 <text:s/>| 2 <text:s/>| 1 <text:s/>| 2 <text:s/>| 1 <text:s/>| 2 <text:s/>| 1 <text:s/>| 2 <text:s/>| 1 <text:s/>| 2 <text:s/>| 1 <text:s/>| 2 <text:s/>|</text:span></text:p>
      <text:p text:style-name="P11"><text:span text:style-name="T1">prod1 : <text:s text:c="2"/>0 | <text:s/>0 | <text:s/>0 | <text:s/>0 | <text:s/>0 | <text:s/>0 | <text:s/>0 | <text:s/>0 | <text:s/>0 | <text:s/>0 | <text:s/>0 | <text:s/>0 |</text:span></text:p>
      <text:p text:style-name="P11"><text:span text:style-name="T1">prod2 : <text:s text:c="2"/>0 | 31 | 34 | <text:s/>0 | <text:s/>0 | <text:s/>0 | <text:s/>0 | <text:s/>0 | <text:s/>0 | <text:s/>0 | <text:s/>0 | <text:s/>0 |</text:span></text:p>
      <text:p text:style-name="P11"><text:span text:style-name="T1">prod3 : <text:s/>30 | 30 | <text:s/>0 | 30 | <text:s/>0 | <text:s/>0 | 30 | <text:s/>0 | <text:s/>0 | 30 | <text:s/>0 | <text:s/>0 |</text:span></text:p>
      <text:p text:style-name="P11"><text:span text:style-name="T1">prod4 : <text:s text:c="2"/>0 | <text:s/>0 | <text:s/>0 | <text:s/>0 | <text:s/>0 | <text:s/>0 | <text:s/>0 | <text:s/>0 | <text:s/>0 | <text:s/>0 | 26 | <text:s/>0 |</text:span></text:p>
      <text:p text:style-name="P11"><text:span text:style-name="T1">prod5 : <text:s text:c="2"/>0 | <text:s/>0 | <text:s/>0 | <text:s/>0 | <text:s/>0 | <text:s/>0 | <text:s/>0 | 71 | <text:s/>0 | 80 | <text:s/>0 | <text:s/>0 |</text:span></text:p>
      <text:p text:style-name="P11"><text:span text:style-name="T1">prod6 : <text:s text:c="2"/>0 | <text:s/>1 | <text:s/>0 | 13 | 13 | 13 | 13 | 13 | 13 | <text:s/>0 | <text:s/>0 | 13 |</text:span></text:p>
      <text:p text:style-name="P11"><text:span text:style-name="T1">prod7 : <text:s text:c="2"/>0 | <text:s/>0 | <text:s/>0 | <text:s/>0 | <text:s/>0 | <text:s/>0 | <text:s/>0 | <text:s/>0 | <text:s/>0 | <text:s/>0 | <text:s/>0 | <text:s/>0 |</text:span></text:p>
      <text:p text:style-name="P8"/>
      <text:p text:style-name="P11"><text:span text:style-name="T1">week <text:s/>: 3</text:span></text:p>
      <text:p text:style-name="P11"><text:span text:style-name="T1">day <text:s text:c="2"/>: <text:s text:c="3"/>mon <text:s text:c="2"/>| <text:s text:c="2"/>tue <text:s text:c="2"/>| <text:s text:c="2"/>wed <text:s text:c="2"/>| <text:s text:c="2"/>thu <text:s text:c="2"/>| <text:s text:c="2"/>fri <text:s text:c="2"/>| <text:s text:c="2"/>sat <text:s text:c="2"/>|</text:span></text:p>
      <text:p text:style-name="P11"><text:span text:style-name="T1">shift : <text:s/>1 <text:s/>| 2 <text:s/>| 1 <text:s/>| 2 <text:s/>| 1 <text:s/>| 2 <text:s/>| 1 <text:s/>| 2 <text:s/>| 1 <text:s/>| 2 <text:s/>| 1 <text:s/>| 2 <text:s/>|</text:span></text:p>
      <text:p text:style-name="P11"><text:span text:style-name="T1">prod1 : <text:s text:c="2"/>0 | <text:s/>0 | <text:s/>0 | <text:s/>0 | <text:s/>0 | <text:s/>0 | <text:s/>0 | <text:s/>0 | <text:s/>0 | <text:s/>0 | <text:s/>0 | <text:s/>0 |</text:span></text:p>
      <text:p text:style-name="P11"><text:span text:style-name="T1">prod2 : <text:s text:c="2"/>0 | <text:s/>0 | <text:s/>0 | <text:s/>0 | <text:s/>0 | <text:s/>1 | <text:s/>0 | <text:s/>0 | <text:s/>0 | <text:s/>0 | <text:s/>0 | <text:s/>0 |</text:span></text:p>
      <text:p text:style-name="P11"><text:span text:style-name="T1">prod3 : <text:s/>30 | 30 | <text:s/>0 | <text:s/>0 | <text:s/>0 | <text:s/>0 | <text:s/>0 | <text:s/>0 | <text:s/>0 | <text:s/>0 | 30 | 30 |</text:span></text:p>
      <text:p text:style-name="P11"><text:span text:style-name="T1">prod4 : <text:s text:c="2"/>0 | 22 | <text:s/>0 | <text:s/>0 | <text:s/>0 | <text:s/>0 | <text:s/>0 | <text:s/>0 | <text:s/>0 | <text:s/>0 | <text:s/>0 | <text:s/>0 |</text:span></text:p>
      <text:p text:style-name="P11"><text:span text:style-name="T1">prod5 : <text:s/>71 | <text:s/>0 | 80 | <text:s/>0 | 80 | <text:s/>0 | <text:s/>0 | 71 | <text:s/>0 | <text:s/>0 | <text:s/>0 | 80 |</text:span></text:p>
      <text:p text:style-name="P11"><text:span text:style-name="T1">prod6 : <text:s/>13 | <text:s/>0 | <text:s/>0 | <text:s/>0 | <text:s/>0 | 13 | 13 | 13 | 13 | <text:s/>0 | <text:s/>0 | <text:s/>0 |</text:span></text:p>
      <text:p text:style-name="P11"><text:span text:style-name="T1">prod7 : <text:s text:c="2"/>0 | <text:s/>0 | <text:s/>0 | <text:s/>0 | <text:s/>0 | <text:s/>0 | <text:s/>0 | <text:s/>0 | <text:s/>0 | <text:s/>0 | <text:s/>0 | <text:s/>0 |</text:span></text:p>
      <text:p text:style-name="P8"/>
      <text:p text:style-name="P11"><text:span text:style-name="T1">week <text:s/>: 4</text:span></text:p>
      <text:p text:style-name="P11"><text:span text:style-name="T1">day <text:s text:c="2"/>: <text:s text:c="3"/>mon <text:s text:c="2"/>| <text:s text:c="2"/>tue <text:s text:c="2"/>| <text:s text:c="2"/>wed <text:s text:c="2"/>| <text:s text:c="2"/>thu <text:s text:c="2"/>| <text:s text:c="2"/>fri <text:s text:c="2"/>| <text:s text:c="2"/>sat <text:s text:c="2"/>|</text:span></text:p>
      <text:p text:style-name="P11"><text:span text:style-name="T1">shift : <text:s/>1 <text:s/>| 2 <text:s/>| 1 <text:s/>| 2 <text:s/>| 1 <text:s/>| 2 <text:s/>| 1 <text:s/>| 2 <text:s/>| 1 <text:s/>| 2 <text:s/>| 1 <text:s/>| 2 <text:s/>|</text:span></text:p>
      <text:p text:style-name="P11"><text:span text:style-name="T1">prod1 : <text:s text:c="2"/>0 | <text:s/>0 | <text:s/>0 | <text:s/>0 | <text:s/>0 | <text:s/>0 | <text:s/>0 | <text:s/>0 | <text:s/>0 | <text:s/>0 | <text:s/>0 | <text:s/>0 |</text:span></text:p>
      <text:p text:style-name="P11"><text:span text:style-name="T1">prod2 : <text:s text:c="2"/>0 | <text:s/>0 | <text:s/>0 | <text:s/>0 | <text:s/>0 | <text:s/>0 | <text:s/>0 | <text:s/>0 | <text:s/>0 | <text:s/>0 | <text:s/>0 | 34 |</text:span></text:p>
      <text:p text:style-name="P11"><text:span text:style-name="T1">prod3 : <text:s/>30 | <text:s/>0 | 30 | <text:s/>0 | 20 | <text:s/>0 | <text:s/>0 | <text:s/>0 | <text:s/>0 | <text:s/>0 | <text:s/>0 | <text:s/>0 |</text:span></text:p>
      <text:p text:style-name="P11"><text:span text:style-name="T1">prod4 : <text:s text:c="2"/>0 | <text:s/>0 | <text:s/>0 | <text:s/>0 | <text:s/>0 | <text:s/>0 | <text:s/>0 | <text:s/>0 | <text:s/>0 | <text:s/>0 | <text:s/>0 | <text:s/>0 |</text:span></text:p>
      <text:p text:style-name="P11"><text:span text:style-name="T1">prod5 : <text:s/>71 | 80 | 71 | <text:s/>0 | <text:s/>0 | <text:s/>0 | <text:s/>0 | 11 | <text:s/>0 | <text:s/>0 | <text:s/>0 | <text:s/>0 |</text:span></text:p>
      <text:p text:style-name="P11"><text:span text:style-name="T1">prod6 : <text:s/>13 | <text:s/>0 | 13 | 13 | <text:s/>0 | <text:s/>0 | <text:s/>0 | <text:s/>0 | 13 | <text:s/>0 | 13 | <text:s/>0 |</text:span></text:p>
      <text:p text:style-name="P11"><text:span text:style-name="T1">prod7 : <text:s text:c="2"/>0 | <text:s/>0 | <text:s/>0 | <text:s/>0 | <text:s/>0 | <text:s/>0 | <text:s/>0 | <text:s/>0 | <text:s/>0 | <text:s/>0 | <text:s/>0 | <text:s/>0 |</text:span></text:p>
      <text:p text:style-name="P8"/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8"/>
      <text:p text:style-name="P11"><text:soft-page-break/><text:span text:style-name="T1">month : June</text:span></text:p>
      <text:p text:style-name="P11"><text:span text:style-name="T1">week <text:s/>: 1</text:span></text:p>
      <text:p text:style-name="P11"><text:span text:style-name="T1">day <text:s text:c="2"/>: <text:s text:c="3"/>mon <text:s text:c="2"/>| <text:s text:c="2"/>tue <text:s text:c="2"/>| <text:s text:c="2"/>wed <text:s text:c="2"/>| <text:s text:c="2"/>thu <text:s text:c="2"/>| <text:s text:c="2"/>fri <text:s text:c="2"/>| <text:s text:c="2"/>sat <text:s text:c="2"/>|</text:span></text:p>
      <text:p text:style-name="P11"><text:span text:style-name="T1">shift : <text:s/>1 <text:s/>| 2 <text:s/>| 1 <text:s/>| 2 <text:s/>| 1 <text:s/>| 2 <text:s/>| 1 <text:s/>| 2 <text:s/>| 1 <text:s/>| 2 <text:s/>| 1 <text:s/>| 2 <text:s/>|</text:span></text:p>
      <text:p text:style-name="P11"><text:span text:style-name="T1">prod1 : <text:s text:c="2"/>0 | 64 | <text:s/>0 | 64 | <text:s/>0 | <text:s/>0 | 38 | <text:s/>0 | <text:s/>0 | <text:s/>0 | <text:s/>0 | <text:s/>0 |</text:span></text:p>
      <text:p text:style-name="P11"><text:span text:style-name="T1">prod2 : <text:s/>45 | <text:s/>0 | <text:s/>0 | <text:s/>0 | <text:s/>0 | 45 | <text:s/>0 | 45 | 45 | <text:s/>0 | 45 | <text:s/>0 |</text:span></text:p>
      <text:p text:style-name="P11"><text:span text:style-name="T1">prod3 : <text:s/>20 | <text:s/>0 | <text:s/>0 | <text:s/>0 | <text:s/>0 | <text:s/>0 | <text:s/>0 | 20 | 20 | <text:s/>0 | 20 | <text:s/>0 |</text:span></text:p>
      <text:p text:style-name="P11"><text:span text:style-name="T1">prod4 : <text:s text:c="2"/>0 | 32 | <text:s/>0 | <text:s/>0 | 53 | <text:s/>0 | <text:s/>0 | <text:s/>0 | <text:s/>0 | <text:s/>1 | 23 | <text:s/>0 |</text:span></text:p>
      <text:p text:style-name="P11"><text:span text:style-name="T1">prod5 : <text:s text:c="2"/>0 | <text:s/>0 | 80 | <text:s/>0 | <text:s/>0 | <text:s/>0 | <text:s/>0 | <text:s/>0 | <text:s/>0 | <text:s/>0 | <text:s/>0 | <text:s/>0 |</text:span></text:p>
      <text:p text:style-name="P11"><text:span text:style-name="T1">prod6 : <text:s text:c="2"/>0 | <text:s/>0 | 26 | <text:s/>0 | <text:s/>0 | <text:s/>0 | 16 | <text:s/>0 | <text:s/>0 | 26 | <text:s/>0 | 26 |</text:span></text:p>
      <text:p text:style-name="P11"><text:span text:style-name="T1">prod7 : <text:s text:c="2"/>0 | <text:s/>0 | <text:s/>0 | <text:s/>0 | <text:s/>0 | <text:s/>0 | <text:s/>0 | <text:s/>0 | <text:s/>0 | 26 | <text:s/>0 | <text:s/>0 |</text:span></text:p>
      <text:p text:style-name="P8"/>
      <text:p text:style-name="P11"><text:span text:style-name="T1">week <text:s/>: 2</text:span></text:p>
      <text:p text:style-name="P11"><text:span text:style-name="T1">day <text:s text:c="2"/>: <text:s text:c="3"/>mon <text:s text:c="2"/>| <text:s text:c="2"/>tue <text:s text:c="2"/>| <text:s text:c="2"/>wed <text:s text:c="2"/>| <text:s text:c="2"/>thu <text:s text:c="2"/>| <text:s text:c="2"/>fri <text:s text:c="2"/>| <text:s text:c="2"/>sat <text:s text:c="2"/>|</text:span></text:p>
      <text:p text:style-name="P11"><text:span text:style-name="T1">shift : <text:s/>1 <text:s/>| 2 <text:s/>| 1 <text:s/>| 2 <text:s/>| 1 <text:s/>| 2 <text:s/>| 1 <text:s/>| 2 <text:s/>| 1 <text:s/>| 2 <text:s/>| 1 <text:s/>| 2 <text:s/>|</text:span></text:p>
      <text:p text:style-name="P11"><text:span text:style-name="T1">prod1 : <text:s text:c="2"/>0 | 64 | 64 | <text:s/>0 | <text:s/>0 | <text:s/>0 | <text:s/>0 | <text:s/>0 | <text:s/>0 | <text:s/>0 | <text:s/>0 | <text:s/>0 |</text:span></text:p>
      <text:p text:style-name="P11"><text:span text:style-name="T1">prod2 : <text:s/>37 | <text:s/>0 | <text:s/>0 | <text:s/>0 | <text:s/>0 | 45 | <text:s/>2 | 45 | 13 | <text:s/>0 | <text:s/>0 | <text:s/>0 |</text:span></text:p>
      <text:p text:style-name="P11"><text:span text:style-name="T1">prod3 : <text:s text:c="2"/>0 | <text:s/>0 | <text:s/>0 | <text:s/>0 | <text:s/>0 | <text:s/>0 | <text:s/>0 | 20 | <text:s/>0 | <text:s/>0 | <text:s/>0 | <text:s/>0 |</text:span></text:p>
      <text:p text:style-name="P11"><text:span text:style-name="T1">prod4 : <text:s text:c="2"/>0 | <text:s/>0 | 32 | <text:s/>0 | <text:s/>0 | <text:s/>0 | <text:s/>0 | 23 | <text:s/>0 | <text:s/>0 | <text:s/>0 | <text:s/>0 |</text:span></text:p>
      <text:p text:style-name="P11"><text:span text:style-name="T1">prod5 : <text:s/>20 | <text:s/>0 | <text:s/>0 | 80 | 80 | <text:s/>0 | 74 | <text:s/>0 | 76 | <text:s/>0 | 80 | <text:s/>0 |</text:span></text:p>
      <text:p text:style-name="P11"><text:span text:style-name="T1">prod6 : <text:s text:c="2"/>0 | <text:s/>0 | <text:s/>0 | <text:s/>0 | 26 | <text:s/>0 | 26 | <text:s/>0 | <text:s/>0 | 26 | <text:s/>0 | 26 |</text:span></text:p>
      <text:p text:style-name="P11"><text:span text:style-name="T1">prod7 : <text:s text:c="2"/>0 | <text:s/>0 | <text:s/>0 | <text:s/>0 | <text:s/>0 | <text:s/>0 | <text:s/>6 | <text:s/>0 | <text:s/>0 | <text:s/>0 | <text:s/>0 | <text:s/>0 |</text:span></text:p>
      <text:p text:style-name="P8"/>
      <text:p text:style-name="P11"><text:span text:style-name="T1">week <text:s/>: 3</text:span></text:p>
      <text:p text:style-name="P11"><text:span text:style-name="T1">day <text:s text:c="2"/>: <text:s text:c="3"/>mon <text:s text:c="2"/>| <text:s text:c="2"/>tue <text:s text:c="2"/>| <text:s text:c="2"/>wed <text:s text:c="2"/>| <text:s text:c="2"/>thu <text:s text:c="2"/>| <text:s text:c="2"/>fri <text:s text:c="2"/>| <text:s text:c="2"/>sat <text:s text:c="2"/>|</text:span></text:p>
      <text:p text:style-name="P11"><text:span text:style-name="T1">shift : <text:s/>1 <text:s/>| 2 <text:s/>| 1 <text:s/>| 2 <text:s/>| 1 <text:s/>| 2 <text:s/>| 1 <text:s/>| 2 <text:s/>| 1 <text:s/>| 2 <text:s/>| 1 <text:s/>| 2 <text:s/>|</text:span></text:p>
      <text:p text:style-name="P11"><text:span text:style-name="T1">prod1 : <text:s/>64 | <text:s/>0 | <text:s/>0 | <text:s/>0 | <text:s/>0 | <text:s/>0 | <text:s/>0 | <text:s/>0 | <text:s/>0 | <text:s/>0 | 64 | <text:s/>0 |</text:span></text:p>
      <text:p text:style-name="P11"><text:span text:style-name="T1">prod2 : <text:s text:c="2"/>0 | 45 | <text:s/>0 | <text:s/>0 | <text:s/>5 | <text:s/>0 | <text:s/>0 | <text:s/>0 | 41 | <text:s/>0 | <text:s/>0 | <text:s/>0 |</text:span></text:p>
      <text:p text:style-name="P11"><text:span text:style-name="T1">prod3 : <text:s text:c="2"/>0 | <text:s/>0 | <text:s/>0 | <text:s/>0 | 20 | 20 | <text:s/>0 | <text:s/>0 | <text:s/>0 | <text:s/>0 | <text:s/>0 | <text:s/>0 |</text:span></text:p>
      <text:p text:style-name="P11"><text:span text:style-name="T1">prod4 : <text:s/>27 | <text:s/>0 | <text:s/>0 | <text:s/>0 | <text:s/>0 | <text:s/>0 | <text:s/>0 | <text:s/>0 | <text:s/>0 | 53 | <text:s/>0 | <text:s/>0 |</text:span></text:p>
      <text:p text:style-name="P11"><text:span text:style-name="T1">prod5 : <text:s text:c="2"/>0 | <text:s/>0 | <text:s/>0 | 80 | 78 | 80 | 80 | <text:s/>0 | <text:s/>0 | <text:s/>0 | <text:s/>0 | <text:s/>0 |</text:span></text:p>
      <text:p text:style-name="P11"><text:span text:style-name="T1">prod6 : <text:s text:c="2"/>0 | <text:s/>0 | 26 | 26 | 25 | 26 | 26 | 26 | 13 | <text:s/>0 | <text:s/>0 | 26 |</text:span></text:p>
      <text:p text:style-name="P11"><text:span text:style-name="T1">prod7 : <text:s text:c="2"/>0 | <text:s/>0 | <text:s/>0 | <text:s/>0 | <text:s/>0 | <text:s/>0 | <text:s/>0 | 26 | <text:s/>0 | <text:s/>0 | <text:s/>0 | <text:s/>0 |</text:span></text:p>
      <text:p text:style-name="P8"/>
      <text:p text:style-name="P11"><text:span text:style-name="T1">week <text:s/>: 4</text:span></text:p>
      <text:p text:style-name="P11"><text:span text:style-name="T1">day <text:s text:c="2"/>: <text:s text:c="3"/>mon <text:s text:c="2"/>| <text:s text:c="2"/>tue <text:s text:c="2"/>| <text:s text:c="2"/>wed <text:s text:c="2"/>| <text:s text:c="2"/>thu <text:s text:c="2"/>| <text:s text:c="2"/>fri <text:s text:c="2"/>| <text:s text:c="2"/>sat <text:s text:c="2"/>|</text:span></text:p>
      <text:p text:style-name="P11"><text:span text:style-name="T1">shift : <text:s/>1 <text:s/>| 2 <text:s/>| 1 <text:s/>| 2 <text:s/>| 1 <text:s/>| 2 <text:s/>| 1 <text:s/>| 2 <text:s/>| 1 <text:s/>| 2 <text:s/>| 1 <text:s/>| 2 <text:s/>|</text:span></text:p>
      <text:p text:style-name="P11"><text:span text:style-name="T1">prod1 : <text:s text:c="2"/>0 | <text:s/>0 | <text:s/>0 | <text:s/>0 | <text:s/>0 | <text:s/>0 | 64 | <text:s/>0 | <text:s/>0 | <text:s/>0 | <text:s/>0 | 64 |</text:span></text:p>
      <text:p text:style-name="P11"><text:span text:style-name="T1">prod2 : <text:s text:c="2"/>0 | <text:s/>0 | <text:s/>0 | <text:s/>0 | <text:s/>0 | <text:s/>2 | <text:s/>0 | <text:s/>0 | 45 | 45 | <text:s/>0 | <text:s/>0 |</text:span></text:p>
      <text:p text:style-name="P11"><text:span text:style-name="T1">prod3 : <text:s text:c="2"/>0 | <text:s/>0 | <text:s/>0 | <text:s/>0 | 10 | <text:s/>0 | <text:s/>0 | <text:s/>0 | <text:s/>0 | <text:s/>0 | <text:s/>0 | <text:s/>0 |</text:span></text:p>
      <text:p text:style-name="P11"><text:span text:style-name="T1">prod4 : <text:s text:c="2"/>0 | <text:s/>0 | <text:s/>0 | 53 | <text:s/>0 | <text:s/>0 | <text:s/>0 | <text:s/>0 | <text:s/>0 | <text:s/>0 | 53 | <text:s/>0 |</text:span></text:p>
      <text:p text:style-name="P11"><text:span text:style-name="T1">prod5 : <text:s/>80 | <text:s/>0 | 80 | 22 | 80 | <text:s/>0 | <text:s/>0 | 80 | <text:s/>0 | <text:s/>0 | <text:s/>0 | <text:s/>0 |</text:span></text:p>
      <text:p text:style-name="P11"><text:span text:style-name="T1">prod6 : <text:s/>26 | 26 | 26 | <text:s/>0 | 26 | 26 | <text:s/>0 | 26 | <text:s/>0 | <text:s/>2 | <text:s/>0 | <text:s/>0 |</text:span></text:p>
      <text:p text:style-name="P9">prod7 : <text:s text:c="2"/>0 | 26 | <text:s/>0 | 26 | <text:s/>0 | <text:s/>0 | <text:s/>0 | <text:s/>0 | <text:s/>0 | <text:s/>0 | <text:s/>0 | <text:s/>0 |</text:p>
      <text:p text:style-name="P7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4"><text:soft-page-break/></text:p>
      <text:p text:style-name="P5">Operation with flexible maintenance</text:p>
      <text:p text:style-name="P5"/>
      <text:p text:style-name="P10">month : January</text:p>
      <text:p text:style-name="P11"><text:span text:style-name="T1">week <text:s/>: 1</text:span></text:p>
      <text:p text:style-name="P11"><text:span text:style-name="T1">day <text:s text:c="2"/>: <text:s text:c="3"/>mon <text:s text:c="2"/>| <text:s text:c="2"/>tue <text:s text:c="2"/>| <text:s text:c="2"/>wed <text:s text:c="2"/>| <text:s text:c="2"/>thu <text:s text:c="2"/>| <text:s text:c="2"/>fri <text:s text:c="2"/>| <text:s text:c="2"/>sat <text:s text:c="2"/>|</text:span></text:p>
      <text:p text:style-name="P11"><text:span text:style-name="T1">shift : <text:s/>1 <text:s/>| 2 <text:s/>| 1 <text:s/>| 2 <text:s/>| 1 <text:s/>| 2 <text:s/>| 1 <text:s/>| 2 <text:s/>| 1 <text:s/>| 2 <text:s/>| 1 <text:s/>| 2 <text:s/>|</text:span></text:p>
      <text:p text:style-name="P11"><text:span text:style-name="T1">prod1 : <text:s text:c="2"/>0 | <text:s/>0 | <text:s/>0 | <text:s/>0 | <text:s/>0 | <text:s/>0 | <text:s/>0 | <text:s/>0 | <text:s/>0 | <text:s/>0 | <text:s/>0 | 64 |</text:span></text:p>
      <text:p text:style-name="P11"><text:span text:style-name="T1">prod2 : <text:s/>45 | <text:s/>0 | 21 | 45 | 45 | <text:s/>0 | 45 | <text:s/>0 | 41 | 43 | 19 | <text:s/>0 |</text:span></text:p>
      <text:p text:style-name="P11"><text:span text:style-name="T1">prod3 : <text:s/>30 | <text:s/>0 | 30 | <text:s/>0 | <text:s/>0 | <text:s/>0 | <text:s/>0 | <text:s/>0 | <text:s/>0 | <text:s/>0 | <text:s/>0 | <text:s/>0 |</text:span></text:p>
      <text:p text:style-name="P11"><text:span text:style-name="T1">prod4 : <text:s text:c="2"/>0 | <text:s/>0 | <text:s/>0 | <text:s/>0 | 23 | <text:s/>0 | <text:s/>0 | 12 | <text:s/>0 | <text:s/>0 | <text:s/>0 | <text:s/>0 |</text:span></text:p>
      <text:p text:style-name="P11"><text:span text:style-name="T1">prod5 : <text:s text:c="2"/>0 | 65 | 57 | <text:s/>0 | <text:s/>0 | 65 | <text:s/>0 | 24 | <text:s/>0 | <text:s/>0 | 59 | <text:s/>0 |</text:span></text:p>
      <text:p text:style-name="P11"><text:span text:style-name="T1">prod6 : <text:s text:c="2"/>2 | 26 | <text:s/>0 | <text:s/>0 | <text:s/>0 | <text:s/>0 | <text:s/>0 | 20 | 13 | <text:s/>9 | <text:s/>0 | <text:s/>0 |</text:span></text:p>
      <text:p text:style-name="P11"><text:span text:style-name="T1">prod7 : <text:s text:c="2"/>0 | <text:s/>0 | <text:s/>0 | <text:s/>0 | <text:s/>0 | <text:s/>0 | <text:s/>0 | 28 | <text:s/>0 | <text:s/>0 | <text:s/>0 | <text:s/>0 |</text:span></text:p>
      <text:p text:style-name="P8"/>
      <text:p text:style-name="P11"><text:span text:style-name="T1">week <text:s/>: 2</text:span></text:p>
      <text:p text:style-name="P11"><text:span text:style-name="T1">day <text:s text:c="2"/>: <text:s text:c="3"/>mon <text:s text:c="2"/>| <text:s text:c="2"/>tue <text:s text:c="2"/>| <text:s text:c="2"/>wed <text:s text:c="2"/>| <text:s text:c="2"/>thu <text:s text:c="2"/>| <text:s text:c="2"/>fri <text:s text:c="2"/>| <text:s text:c="2"/>sat <text:s text:c="2"/>|</text:span></text:p>
      <text:p text:style-name="P11"><text:span text:style-name="T1">shift : <text:s/>1 <text:s/>| 2 <text:s/>| 1 <text:s/>| 2 <text:s/>| 1 <text:s/>| 2 <text:s/>| 1 <text:s/>| 2 <text:s/>| 1 <text:s/>| 2 <text:s/>| 1 <text:s/>| 2 <text:s/>|</text:span></text:p>
      <text:p text:style-name="P11"><text:span text:style-name="T1">prod1 : <text:s text:c="2"/>0 | <text:s/>0 | <text:s/>0 | <text:s/>0 | <text:s/>0 | <text:s/>0 | <text:s/>0 | 64 | <text:s/>0 | 64 | 64 | 64 |</text:span></text:p>
      <text:p text:style-name="P11"><text:span text:style-name="T1">prod2 : <text:s text:c="2"/>0 | 42 | <text:s/>0 | <text:s/>0 | 13 | <text:s/>0 | 45 | <text:s/>0 | <text:s/>0 | <text:s/>0 | <text:s/>0 | <text:s/>0 |</text:span></text:p>
      <text:p text:style-name="P11"><text:span text:style-name="T1">prod3 : <text:s text:c="2"/>0 | <text:s/>0 | <text:s/>0 | <text:s/>0 | <text:s/>0 | <text:s/>0 | 30 | <text:s/>0 | <text:s/>0 | <text:s/>0 | <text:s/>0 | <text:s/>0 |</text:span></text:p>
      <text:p text:style-name="P11"><text:span text:style-name="T1">prod4 : <text:s/>53 | <text:s/>1 | 52 | <text:s/>0 | <text:s/>0 | <text:s/>0 | <text:s/>0 | <text:s/>0 | <text:s/>0 | <text:s/>0 | <text:s/>0 | 31 |</text:span></text:p>
      <text:p text:style-name="P11"><text:span text:style-name="T1">prod5 : <text:s/>27 | <text:s/>0 | <text:s/>0 | <text:s/>0 | 46 | 65 | <text:s/>0 | <text:s/>0 | 65 | <text:s/>0 | <text:s/>0 | <text:s/>0 |</text:span></text:p>
      <text:p text:style-name="P11"><text:span text:style-name="T1">prod6 : <text:s text:c="2"/>0 | 12 | <text:s/>0 | <text:s/>0 | <text:s/>0 | <text:s/>0 | <text:s/>0 | <text:s/>0 | <text:s/>0 | <text:s/>0 | <text:s/>0 | <text:s/>0 |</text:span></text:p>
      <text:p text:style-name="P11"><text:span text:style-name="T1">prod7 : <text:s text:c="2"/>0 | <text:s/>0 | <text:s/>0 | <text:s/>0 | <text:s/>0 | 18 | <text:s/>0 | <text:s/>0 | 18 | <text:s/>0 | <text:s/>0 | <text:s/>0 |</text:span></text:p>
      <text:p text:style-name="P8"/>
      <text:p text:style-name="P11"><text:span text:style-name="T1">week <text:s/>: 3</text:span></text:p>
      <text:p text:style-name="P11"><text:span text:style-name="T1">day <text:s text:c="2"/>: <text:s text:c="3"/>mon <text:s text:c="2"/>| <text:s text:c="2"/>tue <text:s text:c="2"/>| <text:s text:c="2"/>wed <text:s text:c="2"/>| <text:s text:c="2"/>thu <text:s text:c="2"/>| <text:s text:c="2"/>fri <text:s text:c="2"/>| <text:s text:c="2"/>sat <text:s text:c="2"/>|</text:span></text:p>
      <text:p text:style-name="P11"><text:span text:style-name="T1">shift : <text:s/>1 <text:s/>| 2 <text:s/>| 1 <text:s/>| 2 <text:s/>| 1 <text:s/>| 2 <text:s/>| 1 <text:s/>| 2 <text:s/>| 1 <text:s/>| 2 <text:s/>| 1 <text:s/>| 2 <text:s/>|</text:span></text:p>
      <text:p text:style-name="P11"><text:span text:style-name="T1">prod1 : <text:s text:c="2"/>0 | <text:s/>0 | 52 | <text:s/>0 | <text:s/>0 | <text:s/>0 | <text:s/>0 | <text:s/>0 | <text:s/>0 | <text:s/>0 | <text:s/>0 | 64 |</text:span></text:p>
      <text:p text:style-name="P11"><text:span text:style-name="T1">prod2 : <text:s text:c="2"/>0 | <text:s/>0 | <text:s/>0 | 45 | 45 | 45 | 45 | 45 | 44 | 17 | <text:s/>0 | <text:s/>0 |</text:span></text:p>
      <text:p text:style-name="P11"><text:span text:style-name="T1">prod3 : <text:s/>30 | <text:s/>0 | <text:s/>0 | <text:s/>0 | <text:s/>0 | <text:s/>0 | 30 | 30 | <text:s/>0 | <text:s/>0 | <text:s/>0 | <text:s/>0 |</text:span></text:p>
      <text:p text:style-name="P11"><text:span text:style-name="T1">prod4 : <text:s text:c="2"/>0 | <text:s/>0 | <text:s/>0 | 22 | <text:s/>0 | 22 | <text:s/>0 | 22 | <text:s/>0 | <text:s/>0 | <text:s/>0 | 31 |</text:span></text:p>
      <text:p text:style-name="P11"><text:span text:style-name="T1">prod5 : <text:s/>65 | <text:s/>0 | <text:s/>0 | <text:s/>0 | <text:s/>0 | <text:s/>0 | <text:s/>0 | <text:s/>0 | <text:s/>2 | <text:s/>0 | 65 | <text:s/>0 |</text:span></text:p>
      <text:p text:style-name="P11"><text:span text:style-name="T1">prod6 : <text:s/>26 | 24 | 18 | <text:s/>0 | <text:s/>0 | <text:s/>0 | <text:s/>0 | <text:s/>0 | <text:s/>0 | <text:s/>0 | <text:s/>0 | <text:s/>0 |</text:span></text:p>
      <text:p text:style-name="P11"><text:span text:style-name="T1">prod7 : <text:s text:c="2"/>0 | <text:s/>0 | <text:s/>0 | <text:s/>0 | <text:s/>0 | <text:s/>0 | <text:s/>0 | <text:s/>0 | <text:s/>0 | <text:s/>0 | 18 | <text:s/>0 |</text:span></text:p>
      <text:p text:style-name="P8"/>
      <text:p text:style-name="P11"><text:span text:style-name="T1">week <text:s/>: 4</text:span></text:p>
      <text:p text:style-name="P11"><text:span text:style-name="T1">day <text:s text:c="2"/>: <text:s text:c="3"/>mon <text:s text:c="2"/>| <text:s text:c="2"/>tue <text:s text:c="2"/>| <text:s text:c="2"/>wed <text:s text:c="2"/>| <text:s text:c="2"/>thu <text:s text:c="2"/>| <text:s text:c="2"/>fri <text:s text:c="2"/>| <text:s text:c="2"/>sat <text:s text:c="2"/>|</text:span></text:p>
      <text:p text:style-name="P11"><text:span text:style-name="T1">shift : <text:s/>1 <text:s/>| 2 <text:s/>| 1 <text:s/>| 2 <text:s/>| 1 <text:s/>| 2 <text:s/>| 1 <text:s/>| 2 <text:s/>| 1 <text:s/>| 2 <text:s/>| 1 <text:s/>| 2 <text:s/>|</text:span></text:p>
      <text:p text:style-name="P11"><text:span text:style-name="T1">prod1 : <text:s text:c="2"/>0 | <text:s/>0 | 64 | <text:s/>0 | <text:s/>0 | <text:s/>0 | <text:s/>0 | <text:s/>0 | <text:s/>0 | <text:s/>0 | <text:s/>0 | <text:s/>0 |</text:span></text:p>
      <text:p text:style-name="P11"><text:span text:style-name="T1">prod2 : <text:s text:c="2"/>0 | 45 | <text:s/>0 | 42 | 42 | 45 | <text:s/>0 | 45 | 45 | <text:s/>1 | <text:s/>0 | 45 |</text:span></text:p>
      <text:p text:style-name="P11"><text:span text:style-name="T1">prod3 : <text:s/>30 | <text:s/>0 | <text:s/>0 | <text:s/>0 | 30 | 30 | 30 | <text:s/>0 | <text:s/>0 | <text:s/>0 | <text:s/>0 | <text:s/>0 |</text:span></text:p>
      <text:p text:style-name="P11"><text:span text:style-name="T1">prod4 : <text:s text:c="2"/>0 | <text:s/>0 | 31 | <text:s/>0 | <text:s/>0 | <text:s/>0 | <text:s/>0 | <text:s/>0 | <text:s/>0 | <text:s/>0 | <text:s/>0 | <text:s/>0 |</text:span></text:p>
      <text:p text:style-name="P11"><text:span text:style-name="T1">prod5 : <text:s/>65 | <text:s/>0 | <text:s/>0 | <text:s/>0 | <text:s/>0 | <text:s/>0 | 65 | <text:s/>0 | <text:s/>0 | <text:s/>0 | 65 | <text:s/>0 |</text:span></text:p>
      <text:p text:style-name="P11"><text:span text:style-name="T1">prod6 : <text:s text:c="2"/>0 | <text:s/>0 | <text:s/>0 | 12 | 12 | <text:s/>0 | <text:s/>0 | <text:s/>0 | <text:s/>0 | 26 | <text:s/>0 | <text:s/>0 |</text:span></text:p>
      <text:p text:style-name="P11"><text:span text:style-name="T1">prod7 : <text:s text:c="2"/>0 | <text:s/>0 | <text:s/>0 | <text:s/>0 | <text:s/>0 | <text:s/>0 | <text:s/>0 | <text:s/>0 | <text:s/>0 | <text:s/>0 | 18 | <text:s/>0 |</text:span></text:p>
      <text:p text:style-name="P8"/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8"/>
      <text:p text:style-name="P11"><text:soft-page-break/><text:span text:style-name="T1">month : February</text:span></text:p>
      <text:p text:style-name="P11"><text:span text:style-name="T1">week <text:s/>: 1</text:span></text:p>
      <text:p text:style-name="P11"><text:span text:style-name="T1">day <text:s text:c="2"/>: <text:s text:c="3"/>mon <text:s text:c="2"/>| <text:s text:c="2"/>tue <text:s text:c="2"/>| <text:s text:c="2"/>wed <text:s text:c="2"/>| <text:s text:c="2"/>thu <text:s text:c="2"/>| <text:s text:c="2"/>fri <text:s text:c="2"/>| <text:s text:c="2"/>sat <text:s text:c="2"/>|</text:span></text:p>
      <text:p text:style-name="P11"><text:span text:style-name="T1">shift : <text:s/>1 <text:s/>| 2 <text:s/>| 1 <text:s/>| 2 <text:s/>| 1 <text:s/>| 2 <text:s/>| 1 <text:s/>| 2 <text:s/>| 1 <text:s/>| 2 <text:s/>| 1 <text:s/>| 2 <text:s/>|</text:span></text:p>
      <text:p text:style-name="P11"><text:span text:style-name="T1">prod1 : <text:s text:c="2"/>0 | <text:s/>0 | 64 | <text:s/>0 | 64 | 64 | <text:s/>0 | 64 | <text:s/>0 | <text:s/>0 | 64 | <text:s/>0 |</text:span></text:p>
      <text:p text:style-name="P11"><text:span text:style-name="T1">prod2 : <text:s text:c="2"/>0 | <text:s/>0 | <text:s/>0 | <text:s/>0 | <text:s/>0 | <text:s/>0 | <text:s/>0 | <text:s/>0 | <text:s/>0 | 42 | <text:s/>0 | 45 |</text:span></text:p>
      <text:p text:style-name="P11"><text:span text:style-name="T1">prod3 : <text:s/>30 | <text:s/>0 | <text:s/>0 | <text:s/>0 | <text:s/>0 | <text:s/>0 | <text:s/>0 | <text:s/>0 | 30 | <text:s/>0 | 14 | <text:s/>0 |</text:span></text:p>
      <text:p text:style-name="P11"><text:span text:style-name="T1">prod4 : <text:s text:c="2"/>0 | <text:s/>0 | <text:s/>0 | <text:s/>0 | <text:s/>0 | <text:s/>0 | <text:s/>0 | <text:s/>0 | <text:s/>0 | <text:s/>0 | <text:s/>0 | <text:s/>0 |</text:span></text:p>
      <text:p text:style-name="P11"><text:span text:style-name="T1">prod5 : <text:s/>72 | <text:s/>0 | <text:s/>0 | <text:s/>0 | <text:s/>0 | <text:s/>0 | <text:s/>0 | <text:s/>0 | <text:s/>0 | <text:s/>0 | <text:s/>0 | <text:s/>0 |</text:span></text:p>
      <text:p text:style-name="P11"><text:span text:style-name="T1">prod6 : <text:s text:c="2"/>0 | <text:s/>0 | <text:s/>0 | 26 | <text:s/>0 | <text:s/>0 | 26 | <text:s/>0 | <text:s/>0 | 12 | <text:s/>0 | <text:s/>1 |</text:span></text:p>
      <text:p text:style-name="P11"><text:span text:style-name="T1">prod7 : <text:s text:c="2"/>0 | <text:s/>0 | <text:s/>0 | <text:s/>0 | <text:s/>0 | <text:s/>0 | <text:s/>0 | <text:s/>0 | <text:s/>0 | <text:s/>0 | <text:s/>0 | <text:s/>0 |</text:span></text:p>
      <text:p text:style-name="P8"/>
      <text:p text:style-name="P11"><text:span text:style-name="T1">week <text:s/>: 2</text:span></text:p>
      <text:p text:style-name="P11"><text:span text:style-name="T1">day <text:s text:c="2"/>: <text:s text:c="3"/>mon <text:s text:c="2"/>| <text:s text:c="2"/>tue <text:s text:c="2"/>| <text:s text:c="2"/>wed <text:s text:c="2"/>| <text:s text:c="2"/>thu <text:s text:c="2"/>| <text:s text:c="2"/>fri <text:s text:c="2"/>| <text:s text:c="2"/>sat <text:s text:c="2"/>|</text:span></text:p>
      <text:p text:style-name="P11"><text:span text:style-name="T1">shift : <text:s/>1 <text:s/>| 2 <text:s/>| 1 <text:s/>| 2 <text:s/>| 1 <text:s/>| 2 <text:s/>| 1 <text:s/>| 2 <text:s/>| 1 <text:s/>| 2 <text:s/>| 1 <text:s/>| 2 <text:s/>|</text:span></text:p>
      <text:p text:style-name="P11"><text:span text:style-name="T1">prod1 : <text:s text:c="2"/>0 | 64 | <text:s/>0 | <text:s/>0 | <text:s/>0 | <text:s/>0 | <text:s/>0 | <text:s/>0 | <text:s/>0 | <text:s/>0 | <text:s/>0 | <text:s/>0 |</text:span></text:p>
      <text:p text:style-name="P11"><text:span text:style-name="T1">prod2 : <text:s text:c="2"/>0 | <text:s/>0 | 45 | 45 | <text:s/>0 | 45 | <text:s/>0 | 45 | 42 | <text:s/>0 | 42 | <text:s/>0 |</text:span></text:p>
      <text:p text:style-name="P11"><text:span text:style-name="T1">prod3 : <text:s/>30 | <text:s/>0 | <text:s/>6 | <text:s/>0 | <text:s/>0 | <text:s/>0 | <text:s/>0 | <text:s/>0 | <text:s/>0 | <text:s/>0 | <text:s/>0 | <text:s/>0 |</text:span></text:p>
      <text:p text:style-name="P11"><text:span text:style-name="T1">prod4 : <text:s text:c="2"/>0 | <text:s/>0 | <text:s/>0 | <text:s/>0 | <text:s/>0 | <text:s/>0 | <text:s/>0 | <text:s/>0 | <text:s/>0 | <text:s/>0 | <text:s/>0 | <text:s/>0 |</text:span></text:p>
      <text:p text:style-name="P11"><text:span text:style-name="T1">prod5 : <text:s/>72 | <text:s/>0 | <text:s/>0 | <text:s/>1 | <text:s/>0 | <text:s/>0 | <text:s/>0 | <text:s/>0 | <text:s/>0 | 78 | <text:s/>0 | <text:s/>0 |</text:span></text:p>
      <text:p text:style-name="P11"><text:span text:style-name="T1">prod6 : <text:s/>26 | <text:s/>0 | <text:s/>0 | <text:s/>0 | <text:s/>0 | <text:s/>0 | <text:s/>0 | <text:s/>1 | 12 | <text:s/>0 | 11 | <text:s/>0 |</text:span></text:p>
      <text:p text:style-name="P11"><text:span text:style-name="T1">prod7 : <text:s text:c="2"/>0 | <text:s/>0 | <text:s/>1 | <text:s/>0 | <text:s/>0 | <text:s/>1 | <text:s/>0 | <text:s/>0 | <text:s/>0 | <text:s/>0 | <text:s/>0 | <text:s/>0 |</text:span></text:p>
      <text:p text:style-name="P8"/>
      <text:p text:style-name="P11"><text:span text:style-name="T1">week <text:s/>: 3</text:span></text:p>
      <text:p text:style-name="P11"><text:span text:style-name="T1">day <text:s text:c="2"/>: <text:s text:c="3"/>mon <text:s text:c="2"/>| <text:s text:c="2"/>tue <text:s text:c="2"/>| <text:s text:c="2"/>wed <text:s text:c="2"/>| <text:s text:c="2"/>thu <text:s text:c="2"/>| <text:s text:c="2"/>fri <text:s text:c="2"/>| <text:s text:c="2"/>sat <text:s text:c="2"/>|</text:span></text:p>
      <text:p text:style-name="P11"><text:span text:style-name="T1">shift : <text:s/>1 <text:s/>| 2 <text:s/>| 1 <text:s/>| 2 <text:s/>| 1 <text:s/>| 2 <text:s/>| 1 <text:s/>| 2 <text:s/>| 1 <text:s/>| 2 <text:s/>| 1 <text:s/>| 2 <text:s/>|</text:span></text:p>
      <text:p text:style-name="P11"><text:span text:style-name="T1">prod1 : <text:s text:c="2"/>0 | <text:s/>0 | <text:s/>0 | <text:s/>0 | 64 | <text:s/>0 | <text:s/>0 | <text:s/>0 | <text:s/>0 | <text:s/>0 | <text:s/>0 | <text:s/>0 |</text:span></text:p>
      <text:p text:style-name="P11"><text:span text:style-name="T1">prod2 : <text:s text:c="2"/>0 | <text:s/>0 | 17 | <text:s/>0 | <text:s/>0 | <text:s/>0 | <text:s/>0 | <text:s/>0 | <text:s/>0 | 45 | <text:s/>0 | <text:s/>0 |</text:span></text:p>
      <text:p text:style-name="P11"><text:span text:style-name="T1">prod3 : <text:s text:c="2"/>0 | <text:s/>0 | <text:s/>0 | <text:s/>0 | <text:s/>0 | 30 | <text:s/>0 | <text:s/>0 | <text:s/>0 | 30 | <text:s/>0 | <text:s/>0 |</text:span></text:p>
      <text:p text:style-name="P11"><text:span text:style-name="T1">prod4 : <text:s text:c="2"/>0 | <text:s/>0 | <text:s/>0 | <text:s/>0 | <text:s/>0 | <text:s/>0 | <text:s/>0 | <text:s/>0 | <text:s/>0 | <text:s/>0 | <text:s/>0 | <text:s/>0 |</text:span></text:p>
      <text:p text:style-name="P11"><text:span text:style-name="T1">prod5 : <text:s/>78 | 78 | <text:s/>0 | <text:s/>0 | <text:s/>0 | <text:s/>0 | <text:s/>0 | <text:s/>0 | <text:s/>0 | <text:s/>0 | <text:s/>0 | <text:s/>0 |</text:span></text:p>
      <text:p text:style-name="P11"><text:span text:style-name="T1">prod6 : <text:s/>26 | <text:s/>0 | <text:s/>0 | 26 | <text:s/>0 | <text:s/>0 | 26 | <text:s/>0 | <text:s/>0 | <text:s/>0 | <text:s/>0 | 26 |</text:span></text:p>
      <text:p text:style-name="P11"><text:span text:style-name="T1">prod7 : <text:s text:c="2"/>2 | <text:s/>0 | 40 | <text:s/>0 | <text:s/>0 | <text:s/>0 | <text:s/>0 | <text:s/>0 | <text:s/>0 | <text:s/>0 | <text:s/>0 | <text:s/>0 |</text:span></text:p>
      <text:p text:style-name="P8"/>
      <text:p text:style-name="P11"><text:span text:style-name="T1">week <text:s/>: 4</text:span></text:p>
      <text:p text:style-name="P11"><text:span text:style-name="T1">day <text:s text:c="2"/>: <text:s text:c="3"/>mon <text:s text:c="2"/>| <text:s text:c="2"/>tue <text:s text:c="2"/>| <text:s text:c="2"/>wed <text:s text:c="2"/>| <text:s text:c="2"/>thu <text:s text:c="2"/>| <text:s text:c="2"/>fri <text:s text:c="2"/>| <text:s text:c="2"/>sat <text:s text:c="2"/>|</text:span></text:p>
      <text:p text:style-name="P11"><text:span text:style-name="T1">shift : <text:s/>1 <text:s/>| 2 <text:s/>| 1 <text:s/>| 2 <text:s/>| 1 <text:s/>| 2 <text:s/>| 1 <text:s/>| 2 <text:s/>| 1 <text:s/>| 2 <text:s/>| 1 <text:s/>| 2 <text:s/>|</text:span></text:p>
      <text:p text:style-name="P11"><text:span text:style-name="T1">prod1 : <text:s/>63 | 26 | <text:s/>0 | <text:s/>0 | <text:s/>0 | 64 | <text:s/>0 | <text:s/>0 | <text:s/>0 | <text:s/>0 | <text:s/>0 | <text:s/>0 |</text:span></text:p>
      <text:p text:style-name="P11"><text:span text:style-name="T1">prod2 : <text:s text:c="2"/>0 | <text:s/>0 | <text:s/>0 | 45 | <text:s/>0 | <text:s/>0 | <text:s/>0 | 42 | <text:s/>0 | <text:s/>0 | <text:s/>0 | <text:s/>0 |</text:span></text:p>
      <text:p text:style-name="P11"><text:span text:style-name="T1">prod3 : <text:s text:c="2"/>0 | <text:s/>0 | <text:s/>0 | <text:s/>0 | <text:s/>0 | <text:s/>0 | <text:s/>0 | <text:s/>0 | <text:s/>0 | 30 | <text:s/>0 | <text:s/>0 |</text:span></text:p>
      <text:p text:style-name="P11"><text:span text:style-name="T1">prod4 : <text:s text:c="2"/>0 | <text:s/>0 | <text:s/>0 | <text:s/>0 | <text:s/>0 | <text:s/>0 | <text:s/>0 | <text:s/>0 | <text:s/>0 | <text:s/>0 | <text:s/>0 | <text:s/>0 |</text:span></text:p>
      <text:p text:style-name="P11"><text:span text:style-name="T1">prod5 : <text:s text:c="2"/>0 | <text:s/>0 | 21 | <text:s/>0 | <text:s/>0 | <text:s/>0 | <text:s/>0 | <text:s/>0 | <text:s/>0 | <text:s/>0 | <text:s/>0 | <text:s/>0 |</text:span></text:p>
      <text:p text:style-name="P11"><text:span text:style-name="T1">prod6 : <text:s text:c="2"/>0 | <text:s/>0 | <text:s/>0 | <text:s/>0 | <text:s/>0 | <text:s/>0 | <text:s/>0 | 12 | 26 | 26 | <text:s/>0 | 17 |</text:span></text:p>
      <text:p text:style-name="P11"><text:span text:style-name="T1">prod7 : <text:s text:c="2"/>0 | 29 | 40 | <text:s/>0 | <text:s/>0 | <text:s/>0 | <text:s/>0 | <text:s/>0 | <text:s/>0 | <text:s/>0 | <text:s/>0 | 37 |</text:span></text:p>
      <text:p text:style-name="P8"/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8"/>
      <text:p text:style-name="P11"><text:soft-page-break/><text:span text:style-name="T1">month : March</text:span></text:p>
      <text:p text:style-name="P11"><text:span text:style-name="T1">week <text:s/>: 1</text:span></text:p>
      <text:p text:style-name="P11"><text:span text:style-name="T1">day <text:s text:c="2"/>: <text:s text:c="3"/>mon <text:s text:c="2"/>| <text:s text:c="2"/>tue <text:s text:c="2"/>| <text:s text:c="2"/>wed <text:s text:c="2"/>| <text:s text:c="2"/>thu <text:s text:c="2"/>| <text:s text:c="2"/>fri <text:s text:c="2"/>| <text:s text:c="2"/>sat <text:s text:c="2"/>|</text:span></text:p>
      <text:p text:style-name="P11"><text:span text:style-name="T1">shift : <text:s/>1 <text:s/>| 2 <text:s/>| 1 <text:s/>| 2 <text:s/>| 1 <text:s/>| 2 <text:s/>| 1 <text:s/>| 2 <text:s/>| 1 <text:s/>| 2 <text:s/>| 1 <text:s/>| 2 <text:s/>|</text:span></text:p>
      <text:p text:style-name="P11"><text:span text:style-name="T1">prod1 : <text:s text:c="2"/>0 | <text:s/>0 | <text:s/>0 | <text:s/>0 | <text:s/>0 | <text:s/>0 | <text:s/>0 | <text:s/>0 | <text:s/>0 | <text:s/>0 | <text:s/>0 | <text:s/>0 |</text:span></text:p>
      <text:p text:style-name="P11"><text:span text:style-name="T1">prod2 : <text:s/>45 | 45 | 18 | 45 | <text:s/>0 | <text:s/>0 | <text:s/>0 | <text:s/>0 | <text:s/>0 | 45 | <text:s/>0 | 23 |</text:span></text:p>
      <text:p text:style-name="P11"><text:span text:style-name="T1">prod3 : <text:s/>20 | <text:s/>0 | <text:s/>0 | <text:s/>0 | <text:s/>0 | <text:s/>0 | <text:s/>0 | <text:s/>0 | <text:s/>0 | <text:s/>0 | <text:s/>0 | 20 |</text:span></text:p>
      <text:p text:style-name="P11"><text:span text:style-name="T1">prod4 : <text:s text:c="2"/>0 | <text:s/>0 | <text:s/>0 | <text:s/>0 | <text:s/>0 | <text:s/>0 | <text:s/>0 | <text:s/>0 | <text:s/>0 | <text:s/>0 | <text:s/>0 | <text:s/>0 |</text:span></text:p>
      <text:p text:style-name="P11"><text:span text:style-name="T1">prod5 : <text:s text:c="2"/>1 | <text:s/>0 | 46 | <text:s/>0 | 43 | <text:s/>0 | <text:s/>0 | <text:s/>0 | <text:s/>0 | <text:s/>1 | 51 | 51 |</text:span></text:p>
      <text:p text:style-name="P11"><text:span text:style-name="T1">prod6 : <text:s text:c="2"/>1 | <text:s/>2 | <text:s/>0 | <text:s/>2 | 26 | <text:s/>0 | <text:s/>0 | <text:s/>0 | 26 | <text:s/>0 | 26 | <text:s/>0 |</text:span></text:p>
      <text:p text:style-name="P11"><text:span text:style-name="T1">prod7 : <text:s text:c="2"/>0 | <text:s/>0 | 11 | <text:s/>0 | 11 | <text:s/>7 | <text:s/>0 | 26 | <text:s/>0 | <text:s/>0 | <text:s/>0 | <text:s/>0 |</text:span></text:p>
      <text:p text:style-name="P8"/>
      <text:p text:style-name="P11"><text:span text:style-name="T1">week <text:s/>: 2</text:span></text:p>
      <text:p text:style-name="P11"><text:span text:style-name="T1">day <text:s text:c="2"/>: <text:s text:c="3"/>mon <text:s text:c="2"/>| <text:s text:c="2"/>tue <text:s text:c="2"/>| <text:s text:c="2"/>wed <text:s text:c="2"/>| <text:s text:c="2"/>thu <text:s text:c="2"/>| <text:s text:c="2"/>fri <text:s text:c="2"/>| <text:s text:c="2"/>sat <text:s text:c="2"/>|</text:span></text:p>
      <text:p text:style-name="P11"><text:span text:style-name="T1">shift : <text:s/>1 <text:s/>| 2 <text:s/>| 1 <text:s/>| 2 <text:s/>| 1 <text:s/>| 2 <text:s/>| 1 <text:s/>| 2 <text:s/>| 1 <text:s/>| 2 <text:s/>| 1 <text:s/>| 2 <text:s/>|</text:span></text:p>
      <text:p text:style-name="P11"><text:span text:style-name="T1">prod1 : <text:s/>53 | <text:s/>0 | 53 | <text:s/>0 | 34 | <text:s/>0 | <text:s/>0 | 53 | <text:s/>0 | <text:s/>0 | <text:s/>0 | <text:s/>0 |</text:span></text:p>
      <text:p text:style-name="P11"><text:span text:style-name="T1">prod2 : <text:s text:c="2"/>2 | <text:s/>0 | <text:s/>0 | 11 | <text:s/>0 | <text:s/>0 | <text:s/>0 | <text:s/>7 | <text:s/>0 | 45 | 45 | 23 |</text:span></text:p>
      <text:p text:style-name="P11"><text:span text:style-name="T1">prod3 : <text:s text:c="2"/>0 | <text:s/>0 | <text:s/>0 | <text:s/>0 | <text:s/>0 | <text:s/>0 | <text:s/>0 | <text:s/>0 | <text:s/>0 | <text:s/>0 | <text:s/>0 | 20 |</text:span></text:p>
      <text:p text:style-name="P11"><text:span text:style-name="T1">prod4 : <text:s text:c="2"/>0 | <text:s/>0 | <text:s/>0 | <text:s/>0 | <text:s/>0 | <text:s/>0 | <text:s/>0 | <text:s/>0 | <text:s/>0 | <text:s/>0 | 23 | <text:s/>0 |</text:span></text:p>
      <text:p text:style-name="P11"><text:span text:style-name="T1">prod5 : <text:s text:c="2"/>0 | <text:s/>0 | 16 | <text:s/>0 | <text:s/>0 | <text:s/>0 | <text:s/>0 | <text:s/>0 | <text:s/>0 | <text:s/>1 | <text:s/>0 | 51 |</text:span></text:p>
      <text:p text:style-name="P11"><text:span text:style-name="T1">prod6 : <text:s/>16 | 26 | <text:s/>0 | 23 | <text:s/>0 | <text:s/>0 | <text:s/>0 | <text:s/>3 | 26 | <text:s/>0 | <text:s/>0 | <text:s/>0 |</text:span></text:p>
      <text:p text:style-name="P11"><text:span text:style-name="T1">prod7 : <text:s text:c="2"/>1 | <text:s/>0 | <text:s/>1 | <text:s/>0 | <text:s/>0 | 26 | 18 | <text:s/>0 | 18 | <text:s/>0 | <text:s/>0 | <text:s/>0 |</text:span></text:p>
      <text:p text:style-name="P8"/>
      <text:p text:style-name="P11"><text:span text:style-name="T1">week <text:s/>: 3</text:span></text:p>
      <text:p text:style-name="P11"><text:span text:style-name="T1">day <text:s text:c="2"/>: <text:s text:c="3"/>mon <text:s text:c="2"/>| <text:s text:c="2"/>tue <text:s text:c="2"/>| <text:s text:c="2"/>wed <text:s text:c="2"/>| <text:s text:c="2"/>thu <text:s text:c="2"/>| <text:s text:c="2"/>fri <text:s text:c="2"/>| <text:s text:c="2"/>sat <text:s text:c="2"/>|</text:span></text:p>
      <text:p text:style-name="P11"><text:span text:style-name="T1">shift : <text:s/>1 <text:s/>| 2 <text:s/>| 1 <text:s/>| 2 <text:s/>| 1 <text:s/>| 2 <text:s/>| 1 <text:s/>| 2 <text:s/>| 1 <text:s/>| 2 <text:s/>| 1 <text:s/>| 2 <text:s/>|</text:span></text:p>
      <text:p text:style-name="P11"><text:span text:style-name="T1">prod1 : <text:s text:c="2"/>0 | <text:s/>0 | <text:s/>1 | <text:s/>0 | <text:s/>1 | <text:s/>0 | <text:s/>0 | <text:s/>0 | 39 | 48 | <text:s/>0 | <text:s/>0 |</text:span></text:p>
      <text:p text:style-name="P11"><text:span text:style-name="T1">prod2 : <text:s/>42 | <text:s/>0 | <text:s/>0 | <text:s/>0 | 45 | <text:s/>0 | <text:s/>0 | 45 | 17 | <text:s/>0 | <text:s/>0 | 45 |</text:span></text:p>
      <text:p text:style-name="P11"><text:span text:style-name="T1">prod3 : <text:s text:c="2"/>0 | <text:s/>0 | <text:s/>0 | <text:s/>0 | <text:s/>0 | <text:s/>0 | <text:s/>0 | <text:s/>0 | <text:s/>0 | <text:s/>0 | <text:s/>0 | 20 |</text:span></text:p>
      <text:p text:style-name="P11"><text:span text:style-name="T1">prod4 : <text:s text:c="2"/>0 | <text:s/>0 | <text:s/>0 | <text:s/>0 | <text:s/>0 | <text:s/>0 | <text:s/>0 | <text:s/>0 | 29 | <text:s/>0 | <text:s/>0 | <text:s/>0 |</text:span></text:p>
      <text:p text:style-name="P11"><text:span text:style-name="T1">prod5 : <text:s text:c="2"/>0 | <text:s/>0 | <text:s/>0 | <text:s/>0 | <text:s/>0 | <text:s/>0 | 51 | <text:s/>0 | <text:s/>0 | 26 | <text:s/>0 | <text:s/>1 |</text:span></text:p>
      <text:p text:style-name="P11"><text:span text:style-name="T1">prod6 : <text:s/>12 | 26 | <text:s/>0 | <text:s/>0 | <text:s/>0 | 26 | 26 | <text:s/>2 | <text:s/>0 | <text:s/>0 | 26 | <text:s/>0 |</text:span></text:p>
      <text:p text:style-name="P11"><text:span text:style-name="T1">prod7 : <text:s text:c="2"/>0 | 18 | 26 | <text:s/>0 | <text:s/>0 | 18 | <text:s/>0 | <text:s/>0 | <text:s/>0 | <text:s/>0 | <text:s/>0 | <text:s/>0 |</text:span></text:p>
      <text:p text:style-name="P8"/>
      <text:p text:style-name="P11"><text:span text:style-name="T1">week <text:s/>: 4</text:span></text:p>
      <text:p text:style-name="P11"><text:span text:style-name="T1">day <text:s text:c="2"/>: <text:s text:c="3"/>mon <text:s text:c="2"/>| <text:s text:c="2"/>tue <text:s text:c="2"/>| <text:s text:c="2"/>wed <text:s text:c="2"/>| <text:s text:c="2"/>thu <text:s text:c="2"/>| <text:s text:c="2"/>fri <text:s text:c="2"/>| <text:s text:c="2"/>sat <text:s text:c="2"/>|</text:span></text:p>
      <text:p text:style-name="P11"><text:span text:style-name="T1">shift : <text:s/>1 <text:s/>| 2 <text:s/>| 1 <text:s/>| 2 <text:s/>| 1 <text:s/>| 2 <text:s/>| 1 <text:s/>| 2 <text:s/>| 1 <text:s/>| 2 <text:s/>| 1 <text:s/>| 2 <text:s/>|</text:span></text:p>
      <text:p text:style-name="P11"><text:span text:style-name="T1">prod1 : <text:s text:c="2"/>0 | <text:s/>0 | <text:s/>0 | <text:s/>0 | <text:s/>0 | 53 | <text:s/>0 | <text:s/>0 | 64 | <text:s/>0 | <text:s/>0 | <text:s/>0 |</text:span></text:p>
      <text:p text:style-name="P11"><text:span text:style-name="T1">prod2 : <text:s/>26 | <text:s/>0 | <text:s/>0 | <text:s/>0 | 45 | <text:s/>0 | 45 | <text:s/>0 | <text:s/>0 | 10 | <text:s/>0 | 26 |</text:span></text:p>
      <text:p text:style-name="P11"><text:span text:style-name="T1">prod3 : <text:s text:c="2"/>0 | <text:s/>0 | <text:s/>0 | <text:s/>0 | <text:s/>0 | <text:s/>0 | <text:s/>0 | <text:s/>0 | <text:s/>0 | <text:s/>0 | <text:s/>0 | 20 |</text:span></text:p>
      <text:p text:style-name="P11"><text:span text:style-name="T1">prod4 : <text:s text:c="2"/>0 | <text:s/>0 | <text:s/>0 | <text:s/>0 | <text:s/>0 | <text:s/>0 | 23 | <text:s/>0 | 25 | <text:s/>0 | <text:s/>0 | <text:s/>0 |</text:span></text:p>
      <text:p text:style-name="P11"><text:span text:style-name="T1">prod5 : <text:s/>43 | <text:s/>0 | 51 | <text:s/>0 | <text:s/>0 | <text:s/>0 | <text:s/>0 | 47 | <text:s/>0 | 77 | <text:s/>0 | 43 |</text:span></text:p>
      <text:p text:style-name="P11"><text:span text:style-name="T1">prod6 : <text:s text:c="2"/>0 | 26 | <text:s/>0 | <text:s/>8 | <text:s/>0 | 17 | <text:s/>0 | 26 | <text:s/>0 | <text:s/>2 | 26 | <text:s/>0 |</text:span></text:p>
      <text:p text:style-name="P11"><text:span text:style-name="T1">prod7 : <text:s text:c="2"/>1 | 18 | <text:s/>0 | <text:s/>0 | <text:s/>0 | <text:s/>0 | <text:s/>0 | <text:s/>0 | <text:s/>0 | <text:s/>0 | <text:s/>0 | <text:s/>0 |</text:span></text:p>
      <text:p text:style-name="P8"/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8"/>
      <text:p text:style-name="P11"><text:soft-page-break/><text:span text:style-name="T1">month : April</text:span></text:p>
      <text:p text:style-name="P11"><text:span text:style-name="T1">week <text:s/>: 1</text:span></text:p>
      <text:p text:style-name="P11"><text:span text:style-name="T1">day <text:s text:c="2"/>: <text:s text:c="3"/>mon <text:s text:c="2"/>| <text:s text:c="2"/>tue <text:s text:c="2"/>| <text:s text:c="2"/>wed <text:s text:c="2"/>| <text:s text:c="2"/>thu <text:s text:c="2"/>| <text:s text:c="2"/>fri <text:s text:c="2"/>| <text:s text:c="2"/>sat <text:s text:c="2"/>|</text:span></text:p>
      <text:p text:style-name="P11"><text:span text:style-name="T1">shift : <text:s/>1 <text:s/>| 2 <text:s/>| 1 <text:s/>| 2 <text:s/>| 1 <text:s/>| 2 <text:s/>| 1 <text:s/>| 2 <text:s/>| 1 <text:s/>| 2 <text:s/>| 1 <text:s/>| 2 <text:s/>|</text:span></text:p>
      <text:p text:style-name="P11"><text:span text:style-name="T1">prod1 : <text:s text:c="2"/>0 | <text:s/>0 | <text:s/>0 | <text:s/>0 | <text:s/>0 | <text:s/>0 | <text:s/>0 | <text:s/>0 | <text:s/>0 | <text:s/>0 | <text:s/>0 | <text:s/>0 |</text:span></text:p>
      <text:p text:style-name="P11"><text:span text:style-name="T1">prod2 : <text:s text:c="2"/>0 | <text:s/>0 | <text:s/>0 | <text:s/>0 | <text:s/>0 | <text:s/>0 | <text:s/>0 | <text:s/>0 | <text:s/>0 | <text:s/>0 | <text:s/>0 | <text:s/>0 |</text:span></text:p>
      <text:p text:style-name="P11"><text:span text:style-name="T1">prod3 : <text:s text:c="2"/>0 | <text:s/>0 | <text:s/>0 | <text:s/>0 | <text:s/>0 | <text:s/>0 | <text:s/>0 | <text:s/>0 | <text:s/>0 | <text:s/>0 | <text:s/>0 | <text:s/>0 |</text:span></text:p>
      <text:p text:style-name="P11"><text:span text:style-name="T1">prod4 : <text:s text:c="2"/>0 | <text:s/>0 | <text:s/>0 | <text:s/>0 | <text:s/>0 | <text:s/>0 | <text:s/>0 | <text:s/>0 | <text:s/>0 | <text:s/>0 | <text:s/>0 | <text:s/>0 |</text:span></text:p>
      <text:p text:style-name="P11"><text:span text:style-name="T1">prod5 : <text:s text:c="2"/>0 | <text:s/>0 | <text:s/>0 | <text:s/>0 | <text:s/>0 | <text:s/>0 | <text:s/>0 | <text:s/>0 | <text:s/>0 | <text:s/>0 | <text:s/>0 | <text:s/>0 |</text:span></text:p>
      <text:p text:style-name="P11"><text:span text:style-name="T1">prod6 : <text:s text:c="2"/>0 | <text:s/>0 | <text:s/>0 | <text:s/>0 | <text:s/>0 | <text:s/>0 | <text:s/>0 | <text:s/>0 | <text:s/>0 | <text:s/>0 | <text:s/>0 | <text:s/>0 |</text:span></text:p>
      <text:p text:style-name="P11"><text:span text:style-name="T1">prod7 : <text:s text:c="2"/>0 | <text:s/>0 | <text:s/>0 | <text:s/>0 | <text:s/>0 | <text:s/>0 | <text:s/>0 | <text:s/>0 | <text:s/>0 | <text:s/>0 | <text:s/>0 | <text:s/>0 |</text:span></text:p>
      <text:p text:style-name="P8"/>
      <text:p text:style-name="P11"><text:span text:style-name="T1">week <text:s/>: 2</text:span></text:p>
      <text:p text:style-name="P11"><text:span text:style-name="T1">day <text:s text:c="2"/>: <text:s text:c="3"/>mon <text:s text:c="2"/>| <text:s text:c="2"/>tue <text:s text:c="2"/>| <text:s text:c="2"/>wed <text:s text:c="2"/>| <text:s text:c="2"/>thu <text:s text:c="2"/>| <text:s text:c="2"/>fri <text:s text:c="2"/>| <text:s text:c="2"/>sat <text:s text:c="2"/>|</text:span></text:p>
      <text:p text:style-name="P11"><text:span text:style-name="T1">shift : <text:s/>1 <text:s/>| 2 <text:s/>| 1 <text:s/>| 2 <text:s/>| 1 <text:s/>| 2 <text:s/>| 1 <text:s/>| 2 <text:s/>| 1 <text:s/>| 2 <text:s/>| 1 <text:s/>| 2 <text:s/>|</text:span></text:p>
      <text:p text:style-name="P11"><text:span text:style-name="T1">prod1 : <text:s text:c="2"/>0 | <text:s/>0 | <text:s/>0 | <text:s/>0 | <text:s/>0 | <text:s/>0 | <text:s/>0 | <text:s/>0 | <text:s/>0 | <text:s/>0 | <text:s/>0 | <text:s/>0 |</text:span></text:p>
      <text:p text:style-name="P11"><text:span text:style-name="T1">prod2 : <text:s text:c="2"/>0 | <text:s/>0 | <text:s/>0 | <text:s/>0 | <text:s/>0 | <text:s/>0 | <text:s/>0 | <text:s/>0 | <text:s/>0 | <text:s/>0 | <text:s/>0 | <text:s/>0 |</text:span></text:p>
      <text:p text:style-name="P11"><text:span text:style-name="T1">prod3 : <text:s text:c="2"/>0 | <text:s/>0 | <text:s/>0 | <text:s/>0 | <text:s/>0 | <text:s/>0 | <text:s/>0 | <text:s/>0 | <text:s/>0 | <text:s/>0 | <text:s/>0 | <text:s/>0 |</text:span></text:p>
      <text:p text:style-name="P11"><text:span text:style-name="T1">prod4 : <text:s text:c="2"/>0 | <text:s/>0 | <text:s/>0 | <text:s/>0 | <text:s/>0 | <text:s/>0 | <text:s/>0 | <text:s/>0 | <text:s/>0 | <text:s/>0 | <text:s/>0 | <text:s/>0 |</text:span></text:p>
      <text:p text:style-name="P11"><text:span text:style-name="T1">prod5 : <text:s text:c="2"/>0 | <text:s/>0 | <text:s/>0 | <text:s/>0 | <text:s/>0 | <text:s/>0 | <text:s/>0 | <text:s/>0 | <text:s/>0 | <text:s/>0 | <text:s/>0 | <text:s/>0 |</text:span></text:p>
      <text:p text:style-name="P11"><text:span text:style-name="T1">prod6 : <text:s text:c="2"/>0 | <text:s/>0 | <text:s/>0 | <text:s/>0 | <text:s/>0 | <text:s/>0 | <text:s/>0 | <text:s/>0 | <text:s/>0 | <text:s/>0 | <text:s/>0 | <text:s/>0 |</text:span></text:p>
      <text:p text:style-name="P11"><text:span text:style-name="T1">prod7 : <text:s text:c="2"/>0 | <text:s/>0 | <text:s/>0 | <text:s/>0 | <text:s/>0 | <text:s/>0 | <text:s/>0 | <text:s/>0 | <text:s/>0 | <text:s/>0 | <text:s/>0 | <text:s/>0 |</text:span></text:p>
      <text:p text:style-name="P8"/>
      <text:p text:style-name="P11"><text:span text:style-name="T1">week <text:s/>: 3</text:span></text:p>
      <text:p text:style-name="P11"><text:span text:style-name="T1">day <text:s text:c="2"/>: <text:s text:c="3"/>mon <text:s text:c="2"/>| <text:s text:c="2"/>tue <text:s text:c="2"/>| <text:s text:c="2"/>wed <text:s text:c="2"/>| <text:s text:c="2"/>thu <text:s text:c="2"/>| <text:s text:c="2"/>fri <text:s text:c="2"/>| <text:s text:c="2"/>sat <text:s text:c="2"/>|</text:span></text:p>
      <text:p text:style-name="P11"><text:span text:style-name="T1">shift : <text:s/>1 <text:s/>| 2 <text:s/>| 1 <text:s/>| 2 <text:s/>| 1 <text:s/>| 2 <text:s/>| 1 <text:s/>| 2 <text:s/>| 1 <text:s/>| 2 <text:s/>| 1 <text:s/>| 2 <text:s/>|</text:span></text:p>
      <text:p text:style-name="P11"><text:span text:style-name="T1">prod1 : <text:s text:c="2"/>0 | <text:s/>0 | <text:s/>0 | <text:s/>0 | <text:s/>0 | <text:s/>0 | <text:s/>0 | <text:s/>0 | <text:s/>0 | <text:s/>0 | <text:s/>0 | <text:s/>0 |</text:span></text:p>
      <text:p text:style-name="P11"><text:span text:style-name="T1">prod2 : <text:s text:c="2"/>0 | <text:s/>0 | <text:s/>0 | <text:s/>0 | <text:s/>0 | <text:s/>0 | <text:s/>0 | <text:s/>0 | <text:s/>0 | <text:s/>0 | <text:s/>0 | <text:s/>0 |</text:span></text:p>
      <text:p text:style-name="P11"><text:span text:style-name="T1">prod3 : <text:s text:c="2"/>0 | <text:s/>0 | <text:s/>0 | <text:s/>0 | <text:s/>0 | <text:s/>0 | <text:s/>0 | <text:s/>0 | <text:s/>0 | <text:s/>0 | <text:s/>0 | <text:s/>0 |</text:span></text:p>
      <text:p text:style-name="P11"><text:span text:style-name="T1">prod4 : <text:s text:c="2"/>0 | <text:s/>0 | <text:s/>0 | <text:s/>0 | <text:s/>0 | <text:s/>0 | <text:s/>0 | <text:s/>0 | <text:s/>0 | <text:s/>0 | <text:s/>0 | <text:s/>0 |</text:span></text:p>
      <text:p text:style-name="P11"><text:span text:style-name="T1">prod5 : <text:s text:c="2"/>0 | <text:s/>0 | <text:s/>0 | <text:s/>0 | <text:s/>0 | <text:s/>0 | <text:s/>0 | <text:s/>0 | <text:s/>0 | <text:s/>0 | <text:s/>0 | <text:s/>0 |</text:span></text:p>
      <text:p text:style-name="P11"><text:span text:style-name="T1">prod6 : <text:s text:c="2"/>0 | <text:s/>0 | <text:s/>0 | <text:s/>0 | <text:s/>0 | <text:s/>0 | <text:s/>0 | <text:s/>0 | <text:s/>0 | <text:s/>0 | <text:s/>0 | <text:s/>0 |</text:span></text:p>
      <text:p text:style-name="P11"><text:span text:style-name="T1">prod7 : <text:s text:c="2"/>0 | <text:s/>0 | <text:s/>0 | <text:s/>0 | <text:s/>0 | <text:s/>0 | <text:s/>0 | <text:s/>0 | <text:s/>0 | <text:s/>0 | <text:s/>0 | <text:s/>0 |</text:span></text:p>
      <text:p text:style-name="P8"/>
      <text:p text:style-name="P11"><text:span text:style-name="T1">week <text:s/>: 4</text:span></text:p>
      <text:p text:style-name="P11"><text:span text:style-name="T1">day <text:s text:c="2"/>: <text:s text:c="3"/>mon <text:s text:c="2"/>| <text:s text:c="2"/>tue <text:s text:c="2"/>| <text:s text:c="2"/>wed <text:s text:c="2"/>| <text:s text:c="2"/>thu <text:s text:c="2"/>| <text:s text:c="2"/>fri <text:s text:c="2"/>| <text:s text:c="2"/>sat <text:s text:c="2"/>|</text:span></text:p>
      <text:p text:style-name="P11"><text:span text:style-name="T1">shift : <text:s/>1 <text:s/>| 2 <text:s/>| 1 <text:s/>| 2 <text:s/>| 1 <text:s/>| 2 <text:s/>| 1 <text:s/>| 2 <text:s/>| 1 <text:s/>| 2 <text:s/>| 1 <text:s/>| 2 <text:s/>|</text:span></text:p>
      <text:p text:style-name="P11"><text:span text:style-name="T1">prod1 : <text:s text:c="2"/>0 | <text:s/>0 | <text:s/>0 | <text:s/>0 | <text:s/>0 | <text:s/>0 | <text:s/>0 | <text:s/>0 | <text:s/>0 | <text:s/>0 | <text:s/>0 | <text:s/>0 |</text:span></text:p>
      <text:p text:style-name="P11"><text:span text:style-name="T1">prod2 : <text:s text:c="2"/>0 | <text:s/>0 | <text:s/>0 | <text:s/>0 | <text:s/>0 | <text:s/>0 | <text:s/>0 | <text:s/>0 | <text:s/>0 | <text:s/>0 | <text:s/>0 | <text:s/>0 |</text:span></text:p>
      <text:p text:style-name="P11"><text:span text:style-name="T1">prod3 : <text:s text:c="2"/>0 | <text:s/>0 | <text:s/>0 | <text:s/>0 | <text:s/>0 | <text:s/>0 | <text:s/>0 | <text:s/>0 | <text:s/>0 | <text:s/>0 | <text:s/>0 | <text:s/>0 |</text:span></text:p>
      <text:p text:style-name="P11"><text:span text:style-name="T1">prod4 : <text:s text:c="2"/>0 | <text:s/>0 | <text:s/>0 | <text:s/>0 | <text:s/>0 | <text:s/>0 | <text:s/>0 | <text:s/>0 | <text:s/>0 | <text:s/>0 | <text:s/>0 | <text:s/>0 |</text:span></text:p>
      <text:p text:style-name="P11"><text:span text:style-name="T1">prod5 : <text:s text:c="2"/>0 | <text:s/>0 | <text:s/>0 | <text:s/>0 | <text:s/>0 | <text:s/>0 | <text:s/>0 | <text:s/>0 | <text:s/>0 | <text:s/>0 | <text:s/>0 | <text:s/>0 |</text:span></text:p>
      <text:p text:style-name="P11"><text:span text:style-name="T1">prod6 : <text:s text:c="2"/>0 | <text:s/>0 | <text:s/>0 | <text:s/>0 | <text:s/>0 | <text:s/>0 | <text:s/>0 | <text:s/>0 | <text:s/>0 | <text:s/>0 | <text:s/>0 | <text:s/>0 |</text:span></text:p>
      <text:p text:style-name="P11"><text:span text:style-name="T1">prod7 : <text:s text:c="2"/>0 | <text:s/>0 | <text:s/>0 | <text:s/>0 | <text:s/>0 | <text:s/>0 | <text:s/>0 | <text:s/>0 | <text:s/>0 | <text:s/>0 | <text:s/>0 | <text:s/>0 |</text:span></text:p>
      <text:p text:style-name="P8"/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8"/>
      <text:p text:style-name="P11"><text:soft-page-break/><text:span text:style-name="T1">month : May</text:span></text:p>
      <text:p text:style-name="P11"><text:span text:style-name="T1">week <text:s/>: 1</text:span></text:p>
      <text:p text:style-name="P11"><text:span text:style-name="T1">day <text:s text:c="2"/>: <text:s text:c="3"/>mon <text:s text:c="2"/>| <text:s text:c="2"/>tue <text:s text:c="2"/>| <text:s text:c="2"/>wed <text:s text:c="2"/>| <text:s text:c="2"/>thu <text:s text:c="2"/>| <text:s text:c="2"/>fri <text:s text:c="2"/>| <text:s text:c="2"/>sat <text:s text:c="2"/>|</text:span></text:p>
      <text:p text:style-name="P11"><text:span text:style-name="T1">shift : <text:s/>1 <text:s/>| 2 <text:s/>| 1 <text:s/>| 2 <text:s/>| 1 <text:s/>| 2 <text:s/>| 1 <text:s/>| 2 <text:s/>| 1 <text:s/>| 2 <text:s/>| 1 <text:s/>| 2 <text:s/>|</text:span></text:p>
      <text:p text:style-name="P11"><text:span text:style-name="T1">prod1 : <text:s text:c="2"/>0 | <text:s/>0 | <text:s/>0 | <text:s/>0 | <text:s/>0 | <text:s/>0 | <text:s/>0 | <text:s/>0 | <text:s/>0 | <text:s/>0 | <text:s/>0 | <text:s/>0 |</text:span></text:p>
      <text:p text:style-name="P11"><text:span text:style-name="T1">prod2 : <text:s text:c="2"/>9 | <text:s/>0 | <text:s/>0 | <text:s/>0 | <text:s/>0 | <text:s/>0 | <text:s/>0 | <text:s/>0 | <text:s/>0 | <text:s/>0 | <text:s/>0 | <text:s/>0 |</text:span></text:p>
      <text:p text:style-name="P11"><text:span text:style-name="T1">prod3 : <text:s/>30 | 30 | 30 | 30 | <text:s/>0 | 30 | <text:s/>0 | <text:s/>0 | 30 | <text:s/>0 | <text:s/>0 | <text:s/>0 |</text:span></text:p>
      <text:p text:style-name="P11"><text:span text:style-name="T1">prod4 : <text:s text:c="2"/>5 | <text:s/>0 | <text:s/>0 | <text:s/>0 | <text:s/>0 | <text:s/>0 | <text:s/>0 | 26 | <text:s/>0 | <text:s/>0 | 26 | <text:s/>0 |</text:span></text:p>
      <text:p text:style-name="P11"><text:span text:style-name="T1">prod5 : <text:s/>32 | <text:s/>0 | 44 | <text:s/>0 | <text:s/>0 | 48 | 48 | <text:s/>0 | <text:s/>0 | <text:s/>0 | <text:s/>0 | 44 |</text:span></text:p>
      <text:p text:style-name="P11"><text:span text:style-name="T1">prod6 : <text:s text:c="2"/>0 | 13 | 13 | 13 | 13 | <text:s/>2 | <text:s/>0 | <text:s/>0 | 13 | 13 | <text:s/>0 | 13 |</text:span></text:p>
      <text:p text:style-name="P11"><text:span text:style-name="T1">prod7 : <text:s text:c="2"/>0 | <text:s/>0 | <text:s/>0 | <text:s/>0 | <text:s/>0 | <text:s/>0 | <text:s/>0 | <text:s/>0 | <text:s/>0 | <text:s/>0 | <text:s/>0 | <text:s/>0 |</text:span></text:p>
      <text:p text:style-name="P8"/>
      <text:p text:style-name="P11"><text:span text:style-name="T1">week <text:s/>: 2</text:span></text:p>
      <text:p text:style-name="P11"><text:span text:style-name="T1">day <text:s text:c="2"/>: <text:s text:c="3"/>mon <text:s text:c="2"/>| <text:s text:c="2"/>tue <text:s text:c="2"/>| <text:s text:c="2"/>wed <text:s text:c="2"/>| <text:s text:c="2"/>thu <text:s text:c="2"/>| <text:s text:c="2"/>fri <text:s text:c="2"/>| <text:s text:c="2"/>sat <text:s text:c="2"/>|</text:span></text:p>
      <text:p text:style-name="P11"><text:span text:style-name="T1">shift : <text:s/>1 <text:s/>| 2 <text:s/>| 1 <text:s/>| 2 <text:s/>| 1 <text:s/>| 2 <text:s/>| 1 <text:s/>| 2 <text:s/>| 1 <text:s/>| 2 <text:s/>| 1 <text:s/>| 2 <text:s/>|</text:span></text:p>
      <text:p text:style-name="P11"><text:span text:style-name="T1">prod1 : <text:s text:c="2"/>0 | <text:s/>0 | <text:s/>0 | <text:s/>0 | <text:s/>0 | <text:s/>0 | <text:s/>0 | <text:s/>0 | <text:s/>0 | <text:s/>0 | <text:s/>0 | <text:s/>0 |</text:span></text:p>
      <text:p text:style-name="P11"><text:span text:style-name="T1">prod2 : <text:s text:c="2"/>0 | <text:s/>0 | <text:s/>4 | <text:s/>0 | <text:s/>0 | <text:s/>0 | <text:s/>0 | <text:s/>0 | <text:s/>0 | <text:s/>0 | <text:s/>0 | <text:s/>0 |</text:span></text:p>
      <text:p text:style-name="P11"><text:span text:style-name="T1">prod3 : <text:s/>30 | 20 | <text:s/>0 | 30 | <text:s/>0 | <text:s/>0 | <text:s/>0 | <text:s/>0 | 30 | <text:s/>0 | <text:s/>0 | 30 |</text:span></text:p>
      <text:p text:style-name="P11"><text:span text:style-name="T1">prod4 : <text:s text:c="2"/>0 | <text:s/>0 | <text:s/>0 | <text:s/>0 | 17 | <text:s/>0 | <text:s/>0 | <text:s/>0 | <text:s/>0 | <text:s/>0 | <text:s/>0 | <text:s/>0 |</text:span></text:p>
      <text:p text:style-name="P11"><text:span text:style-name="T1">prod5 : <text:s/>44 | <text:s/>0 | <text:s/>0 | <text:s/>0 | <text:s/>0 | 48 | 44 | <text:s/>0 | 48 | 48 | <text:s/>0 | <text:s/>0 |</text:span></text:p>
      <text:p text:style-name="P11"><text:span text:style-name="T1">prod6 : <text:s/>13 | 13 | 12 | <text:s/>0 | <text:s/>4 | <text:s/>0 | 13 | 13 | <text:s/>0 | <text:s/>0 | <text:s/>0 | 13 |</text:span></text:p>
      <text:p text:style-name="P11"><text:span text:style-name="T1">prod7 : <text:s text:c="2"/>0 | <text:s/>0 | <text:s/>0 | <text:s/>0 | <text:s/>0 | <text:s/>0 | <text:s/>0 | <text:s/>0 | <text:s/>0 | <text:s/>0 | <text:s/>0 | <text:s/>0 |</text:span></text:p>
      <text:p text:style-name="P8"/>
      <text:p text:style-name="P11"><text:span text:style-name="T1">week <text:s/>: 3</text:span></text:p>
      <text:p text:style-name="P11"><text:span text:style-name="T1">day <text:s text:c="2"/>: <text:s text:c="3"/>mon <text:s text:c="2"/>| <text:s text:c="2"/>tue <text:s text:c="2"/>| <text:s text:c="2"/>wed <text:s text:c="2"/>| <text:s text:c="2"/>thu <text:s text:c="2"/>| <text:s text:c="2"/>fri <text:s text:c="2"/>| <text:s text:c="2"/>sat <text:s text:c="2"/>|</text:span></text:p>
      <text:p text:style-name="P11"><text:span text:style-name="T1">shift : <text:s/>1 <text:s/>| 2 <text:s/>| 1 <text:s/>| 2 <text:s/>| 1 <text:s/>| 2 <text:s/>| 1 <text:s/>| 2 <text:s/>| 1 <text:s/>| 2 <text:s/>| 1 <text:s/>| 2 <text:s/>|</text:span></text:p>
      <text:p text:style-name="P11"><text:span text:style-name="T1">prod1 : <text:s text:c="2"/>0 | <text:s/>0 | <text:s/>0 | <text:s/>0 | <text:s/>0 | <text:s/>0 | <text:s/>0 | <text:s/>0 | <text:s/>0 | <text:s/>0 | <text:s/>0 | <text:s/>0 |</text:span></text:p>
      <text:p text:style-name="P11"><text:span text:style-name="T1">prod2 : <text:s text:c="2"/>0 | <text:s/>0 | <text:s/>0 | <text:s/>0 | <text:s/>0 | 22 | <text:s/>0 | <text:s/>0 | <text:s/>0 | 22 | <text:s/>0 | <text:s/>0 |</text:span></text:p>
      <text:p text:style-name="P11"><text:span text:style-name="T1">prod3 : <text:s/>30 | <text:s/>0 | <text:s/>0 | 30 | <text:s/>0 | <text:s/>0 | <text:s/>0 | <text:s/>0 | <text:s/>0 | <text:s/>0 | <text:s/>0 | 30 |</text:span></text:p>
      <text:p text:style-name="P11"><text:span text:style-name="T1">prod4 : <text:s text:c="2"/>0 | <text:s/>0 | <text:s/>0 | <text:s/>0 | <text:s/>0 | <text:s/>0 | 26 | <text:s/>0 | <text:s/>0 | <text:s/>0 | <text:s/>0 | <text:s/>0 |</text:span></text:p>
      <text:p text:style-name="P11"><text:span text:style-name="T1">prod5 : <text:s/>44 | 48 | 48 | <text:s/>0 | 48 | <text:s/>0 | <text:s/>0 | 48 | <text:s/>0 | <text:s/>0 | 48 | <text:s/>0 |</text:span></text:p>
      <text:p text:style-name="P11"><text:span text:style-name="T1">prod6 : <text:s/>13 | <text:s/>0 | <text:s/>0 | 13 | <text:s/>0 | <text:s/>0 | <text:s/>0 | <text:s/>8 | <text:s/>0 | <text:s/>0 | <text:s/>0 | 13 |</text:span></text:p>
      <text:p text:style-name="P11"><text:span text:style-name="T1">prod7 : <text:s text:c="2"/>0 | <text:s/>0 | <text:s/>0 | <text:s/>0 | <text:s/>0 | <text:s/>0 | <text:s/>0 | <text:s/>0 | <text:s/>0 | <text:s/>0 | <text:s/>0 | <text:s/>0 |</text:span></text:p>
      <text:p text:style-name="P8"/>
      <text:p text:style-name="P11"><text:span text:style-name="T1">week <text:s/>: 4</text:span></text:p>
      <text:p text:style-name="P11"><text:span text:style-name="T1">day <text:s text:c="2"/>: <text:s text:c="3"/>mon <text:s text:c="2"/>| <text:s text:c="2"/>tue <text:s text:c="2"/>| <text:s text:c="2"/>wed <text:s text:c="2"/>| <text:s text:c="2"/>thu <text:s text:c="2"/>| <text:s text:c="2"/>fri <text:s text:c="2"/>| <text:s text:c="2"/>sat <text:s text:c="2"/>|</text:span></text:p>
      <text:p text:style-name="P11"><text:span text:style-name="T1">shift : <text:s/>1 <text:s/>| 2 <text:s/>| 1 <text:s/>| 2 <text:s/>| 1 <text:s/>| 2 <text:s/>| 1 <text:s/>| 2 <text:s/>| 1 <text:s/>| 2 <text:s/>| 1 <text:s/>| 2 <text:s/>|</text:span></text:p>
      <text:p text:style-name="P11"><text:span text:style-name="T1">prod1 : <text:s text:c="2"/>0 | <text:s/>0 | <text:s/>0 | <text:s/>0 | <text:s/>0 | <text:s/>0 | <text:s/>0 | <text:s/>0 | <text:s/>0 | <text:s/>0 | <text:s/>0 | <text:s/>0 |</text:span></text:p>
      <text:p text:style-name="P11"><text:span text:style-name="T1">prod2 : <text:s text:c="2"/>0 | 21 | <text:s/>0 | <text:s/>0 | <text:s/>0 | <text:s/>0 | 22 | <text:s/>0 | <text:s/>0 | <text:s/>0 | <text:s/>0 | <text:s/>0 |</text:span></text:p>
      <text:p text:style-name="P11"><text:span text:style-name="T1">prod3 : <text:s/>30 | <text:s/>0 | <text:s/>0 | <text:s/>0 | <text:s/>0 | 30 | <text:s/>0 | 30 | <text:s/>0 | <text:s/>0 | <text:s/>0 | <text:s/>0 |</text:span></text:p>
      <text:p text:style-name="P11"><text:span text:style-name="T1">prod4 : <text:s text:c="2"/>0 | <text:s/>0 | <text:s/>0 | <text:s/>0 | <text:s/>0 | <text:s/>0 | <text:s/>0 | <text:s/>0 | <text:s/>0 | <text:s/>0 | <text:s/>0 | <text:s/>0 |</text:span></text:p>
      <text:p text:style-name="P11"><text:span text:style-name="T1">prod5 : <text:s/>44 | <text:s/>0 | <text:s/>0 | 48 | <text:s/>0 | 44 | <text:s/>0 | <text:s/>0 | 48 | 48 | <text:s/>0 | 36 |</text:span></text:p>
      <text:p text:style-name="P11"><text:span text:style-name="T1">prod6 : <text:s/>13 | <text:s/>6 | <text:s/>0 | <text:s/>8 | 13 | 13 | <text:s/>0 | 13 | <text:s/>0 | <text:s/>0 | 13 | <text:s/>0 |</text:span></text:p>
      <text:p text:style-name="P11"><text:span text:style-name="T1">prod7 : <text:s text:c="2"/>0 | <text:s/>0 | <text:s/>0 | <text:s/>0 | <text:s/>0 | <text:s/>0 | <text:s/>0 | <text:s/>0 | <text:s/>0 | <text:s/>0 | <text:s/>0 | <text:s/>0 |</text:span></text:p>
      <text:p text:style-name="P8"/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8"/>
      <text:p text:style-name="P11"><text:soft-page-break/><text:span text:style-name="T1">month : June</text:span></text:p>
      <text:p text:style-name="P11"><text:span text:style-name="T1">week <text:s/>: 1</text:span></text:p>
      <text:p text:style-name="P11"><text:span text:style-name="T1">day <text:s text:c="2"/>: <text:s text:c="3"/>mon <text:s text:c="2"/>| <text:s text:c="2"/>tue <text:s text:c="2"/>| <text:s text:c="2"/>wed <text:s text:c="2"/>| <text:s text:c="2"/>thu <text:s text:c="2"/>| <text:s text:c="2"/>fri <text:s text:c="2"/>| <text:s text:c="2"/>sat <text:s text:c="2"/>|</text:span></text:p>
      <text:p text:style-name="P11"><text:span text:style-name="T1">shift : <text:s/>1 <text:s/>| 2 <text:s/>| 1 <text:s/>| 2 <text:s/>| 1 <text:s/>| 2 <text:s/>| 1 <text:s/>| 2 <text:s/>| 1 <text:s/>| 2 <text:s/>| 1 <text:s/>| 2 <text:s/>|</text:span></text:p>
      <text:p text:style-name="P11"><text:span text:style-name="T1">prod1 : <text:s text:c="2"/>0 | <text:s/>0 | <text:s/>0 | <text:s/>0 | <text:s/>0 | 64 | <text:s/>3 | <text:s/>0 | <text:s/>0 | <text:s/>0 | <text:s/>0 | <text:s/>0 |</text:span></text:p>
      <text:p text:style-name="P11"><text:span text:style-name="T1">prod2 : <text:s text:c="2"/>1 | 45 | <text:s/>0 | 45 | <text:s/>0 | <text:s/>0 | <text:s/>0 | <text:s/>0 | <text:s/>0 | <text:s/>0 | <text:s/>0 | <text:s/>0 |</text:span></text:p>
      <text:p text:style-name="P11"><text:span text:style-name="T1">prod3 : <text:s/>14 | <text:s/>0 | <text:s/>0 | <text:s/>0 | <text:s/>0 | <text:s/>0 | <text:s/>0 | <text:s/>0 | <text:s/>0 | <text:s/>0 | <text:s/>0 | 17 |</text:span></text:p>
      <text:p text:style-name="P11"><text:span text:style-name="T1">prod4 : <text:s text:c="2"/>0 | 22 | <text:s/>0 | <text:s/>0 | 53 | <text:s/>0 | <text:s/>0 | <text:s/>0 | <text:s/>0 | <text:s/>0 | <text:s/>0 | <text:s/>0 |</text:span></text:p>
      <text:p text:style-name="P11"><text:span text:style-name="T1">prod5 : <text:s/>79 | <text:s/>0 | 76 | <text:s/>0 | <text:s/>0 | <text:s/>0 | <text:s/>0 | <text:s/>0 | 76 | 56 | 76 | 76 |</text:span></text:p>
      <text:p text:style-name="P11"><text:span text:style-name="T1">prod6 : <text:s/>26 | <text:s/>0 | 26 | <text:s/>0 | <text:s/>0 | <text:s/>0 | 26 | 26 | <text:s/>0 | 26 | 26 | 26 |</text:span></text:p>
      <text:p text:style-name="P11"><text:span text:style-name="T1">prod7 : <text:s text:c="2"/>0 | <text:s/>0 | <text:s/>0 | <text:s/>0 | <text:s/>0 | <text:s/>0 | <text:s/>0 | 22 | <text:s/>0 | 20 | <text:s/>0 | <text:s/>0 |</text:span></text:p>
      <text:p text:style-name="P8"/>
      <text:p text:style-name="P11"><text:span text:style-name="T1">week <text:s/>: 2</text:span></text:p>
      <text:p text:style-name="P11"><text:span text:style-name="T1">day <text:s text:c="2"/>: <text:s text:c="3"/>mon <text:s text:c="2"/>| <text:s text:c="2"/>tue <text:s text:c="2"/>| <text:s text:c="2"/>wed <text:s text:c="2"/>| <text:s text:c="2"/>thu <text:s text:c="2"/>| <text:s text:c="2"/>fri <text:s text:c="2"/>| <text:s text:c="2"/>sat <text:s text:c="2"/>|</text:span></text:p>
      <text:p text:style-name="P11"><text:span text:style-name="T1">shift : <text:s/>1 <text:s/>| 2 <text:s/>| 1 <text:s/>| 2 <text:s/>| 1 <text:s/>| 2 <text:s/>| 1 <text:s/>| 2 <text:s/>| 1 <text:s/>| 2 <text:s/>| 1 <text:s/>| 2 <text:s/>|</text:span></text:p>
      <text:p text:style-name="P11"><text:span text:style-name="T1">prod1 : <text:s text:c="2"/>0 | <text:s/>0 | 64 | <text:s/>0 | 64 | <text:s/>0 | <text:s/>0 | 64 | <text:s/>0 | <text:s/>0 | 56 | <text:s/>0 |</text:span></text:p>
      <text:p text:style-name="P11"><text:span text:style-name="T1">prod2 : <text:s text:c="2"/>0 | 24 | <text:s/>0 | <text:s/>0 | <text:s/>0 | 45 | <text:s/>0 | <text:s/>0 | <text:s/>8 | 45 | <text:s/>0 | <text:s/>0 |</text:span></text:p>
      <text:p text:style-name="P11"><text:span text:style-name="T1">prod3 : <text:s/>17 | <text:s/>0 | <text:s/>0 | 17 | <text:s/>0 | <text:s/>0 | <text:s/>0 | <text:s/>0 | <text:s/>0 | <text:s/>0 | <text:s/>0 | <text:s/>0 |</text:span></text:p>
      <text:p text:style-name="P11"><text:span text:style-name="T1">prod4 : <text:s/>53 | <text:s/>0 | <text:s/>0 | <text:s/>0 | <text:s/>0 | 23 | <text:s/>1 | <text:s/>0 | <text:s/>0 | 23 | 34 | <text:s/>1 |</text:span></text:p>
      <text:p text:style-name="P11"><text:span text:style-name="T1">prod5 : <text:s/>38 | <text:s/>0 | <text:s/>0 | 76 | <text:s/>0 | <text:s/>0 | 76 | <text:s/>0 | 74 | <text:s/>0 | <text:s/>0 | <text:s/>0 |</text:span></text:p>
      <text:p text:style-name="P11"><text:span text:style-name="T1">prod6 : <text:s text:c="2"/>0 | 18 | <text:s/>0 | 26 | <text:s/>0 | <text:s/>0 | 26 | <text:s/>0 | <text:s/>0 | <text:s/>0 | <text:s/>0 | 26 |</text:span></text:p>
      <text:p text:style-name="P11"><text:span text:style-name="T1">prod7 : <text:s text:c="2"/>0 | 22 | <text:s/>0 | <text:s/>0 | <text:s/>0 | <text:s/>0 | <text:s/>0 | <text:s/>0 | <text:s/>0 | <text:s/>0 | <text:s/>0 | <text:s/>0 |</text:span></text:p>
      <text:p text:style-name="P8"/>
      <text:p text:style-name="P11"><text:span text:style-name="T1">week <text:s/>: 3</text:span></text:p>
      <text:p text:style-name="P11"><text:span text:style-name="T1">day <text:s text:c="2"/>: <text:s text:c="3"/>mon <text:s text:c="2"/>| <text:s text:c="2"/>tue <text:s text:c="2"/>| <text:s text:c="2"/>wed <text:s text:c="2"/>| <text:s text:c="2"/>thu <text:s text:c="2"/>| <text:s text:c="2"/>fri <text:s text:c="2"/>| <text:s text:c="2"/>sat <text:s text:c="2"/>|</text:span></text:p>
      <text:p text:style-name="P11"><text:span text:style-name="T1">shift : <text:s/>1 <text:s/>| 2 <text:s/>| 1 <text:s/>| 2 <text:s/>| 1 <text:s/>| 2 <text:s/>| 1 <text:s/>| 2 <text:s/>| 1 <text:s/>| 2 <text:s/>| 1 <text:s/>| 2 <text:s/>|</text:span></text:p>
      <text:p text:style-name="P11"><text:span text:style-name="T1">prod1 : <text:s text:c="2"/>0 | <text:s/>0 | 57 | <text:s/>0 | <text:s/>0 | <text:s/>0 | <text:s/>0 | 56 | <text:s/>0 | <text:s/>0 | <text:s/>0 | <text:s/>0 |</text:span></text:p>
      <text:p text:style-name="P11"><text:span text:style-name="T1">prod2 : <text:s text:c="2"/>7 | <text:s/>0 | <text:s/>0 | <text:s/>0 | <text:s/>0 | 42 | 42 | <text:s/>0 | 45 | <text:s/>0 | 42 | <text:s/>0 |</text:span></text:p>
      <text:p text:style-name="P11"><text:span text:style-name="T1">prod3 : <text:s/>17 | <text:s/>0 | <text:s/>0 | <text:s/>0 | <text:s/>0 | <text:s/>0 | 17 | <text:s/>0 | 17 | 17 | <text:s/>0 | <text:s/>0 |</text:span></text:p>
      <text:p text:style-name="P11"><text:span text:style-name="T1">prod4 : <text:s text:c="2"/>0 | <text:s/>0 | <text:s/>0 | <text:s/>1 | <text:s/>0 | <text:s/>0 | <text:s/>1 | 34 | 23 | <text:s/>0 | <text:s/>0 | <text:s/>0 |</text:span></text:p>
      <text:p text:style-name="P11"><text:span text:style-name="T1">prod5 : <text:s/>74 | <text:s/>0 | <text:s/>0 | <text:s/>0 | <text:s/>0 | <text:s/>0 | <text:s/>0 | <text:s/>0 | <text:s/>0 | <text:s/>0 | <text:s/>0 | <text:s/>1 |</text:span></text:p>
      <text:p text:style-name="P11"><text:span text:style-name="T1">prod6 : <text:s/>24 | 26 | 17 | 26 | <text:s/>0 | 12 | 12 | <text:s/>0 | <text:s/>0 | 26 | 12 | <text:s/>0 |</text:span></text:p>
      <text:p text:style-name="P11"><text:span text:style-name="T1">prod7 : <text:s text:c="2"/>0 | 22 | <text:s/>0 | <text:s/>0 | 22 | <text:s/>0 | <text:s/>0 | <text:s/>0 | <text:s/>0 | <text:s/>0 | <text:s/>0 | <text:s/>0 |</text:span></text:p>
      <text:p text:style-name="P8"/>
      <text:p text:style-name="P11"><text:span text:style-name="T1">week <text:s/>: 4</text:span></text:p>
      <text:p text:style-name="P11"><text:span text:style-name="T1">day <text:s text:c="2"/>: <text:s text:c="3"/>mon <text:s text:c="2"/>| <text:s text:c="2"/>tue <text:s text:c="2"/>| <text:s text:c="2"/>wed <text:s text:c="2"/>| <text:s text:c="2"/>thu <text:s text:c="2"/>| <text:s text:c="2"/>fri <text:s text:c="2"/>| <text:s text:c="2"/>sat <text:s text:c="2"/>|</text:span></text:p>
      <text:p text:style-name="P11"><text:span text:style-name="T1">shift : <text:s/>1 <text:s/>| 2 <text:s/>| 1 <text:s/>| 2 <text:s/>| 1 <text:s/>| 2 <text:s/>| 1 <text:s/>| 2 <text:s/>| 1 <text:s/>| 2 <text:s/>| 1 <text:s/>| 2 <text:s/>|</text:span></text:p>
      <text:p text:style-name="P11"><text:span text:style-name="T1">prod1 : <text:s text:c="2"/>0 | 57 | 64 | <text:s/>0 | <text:s/>0 | <text:s/>0 | <text:s/>0 | <text:s/>0 | <text:s/>1 | <text:s/>0 | <text:s/>0 | <text:s/>0 |</text:span></text:p>
      <text:p text:style-name="P11"><text:span text:style-name="T1">prod2 : <text:s text:c="2"/>9 | <text:s/>0 | <text:s/>0 | <text:s/>0 | 15 | <text:s/>0 | 45 | 45 | 45 | <text:s/>0 | <text:s/>0 | <text:s/>0 |</text:span></text:p>
      <text:p text:style-name="P11"><text:span text:style-name="T1">prod3 : <text:s text:c="2"/>0 | <text:s/>0 | <text:s/>0 | <text:s/>0 | <text:s/>0 | <text:s/>0 | <text:s/>0 | <text:s/>0 | <text:s/>0 | <text:s/>0 | 17 | <text:s/>0 |</text:span></text:p>
      <text:p text:style-name="P11"><text:span text:style-name="T1">prod4 : <text:s text:c="2"/>0 | <text:s/>0 | 32 | <text:s/>0 | <text:s/>0 | <text:s/>0 | 23 | <text:s/>0 | <text:s/>0 | <text:s/>0 | 26 | <text:s/>0 |</text:span></text:p>
      <text:p text:style-name="P11"><text:span text:style-name="T1">prod5 : <text:s/>73 | <text:s/>0 | <text:s/>0 | <text:s/>0 | 71 | 76 | <text:s/>0 | <text:s/>0 | <text:s/>0 | 76 | <text:s/>0 | 76 |</text:span></text:p>
      <text:p text:style-name="P11"><text:span text:style-name="T1">prod6 : <text:s/>19 | 17 | <text:s/>0 | 26 | <text:s/>0 | 26 | <text:s/>0 | <text:s/>2 | <text:s/>0 | 26 | <text:s/>0 | <text:s/>1 |</text:span></text:p>
      <text:p text:style-name="P10">prod7 : <text:s text:c="2"/>0 | <text:s/>0 | <text:s/>0 | <text:s/>0 | <text:s/>0 | <text:s/>0 | <text:s/>0 | <text:s/>0 | <text:s/>0 | <text:s/>0 | <text:s/>0 | <text:s/>2 |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1T15:48:22.729730518</meta:creation-date>
    <dc:date>2016-10-18T15:12:06.393821967</dc:date>
    <meta:editing-duration>PT22M49S</meta:editing-duration>
    <meta:editing-cycles>4</meta:editing-cycles>
    <meta:generator>LibreOffice/5.1.4.2$Linux_X86_64 LibreOffice_project/10m0$Build-2</meta:generator>
    <meta:document-statistic meta:table-count="0" meta:image-count="0" meta:object-count="0" meta:page-count="12" meta:paragraph-count="495" meta:word-count="10845" meta:character-count="30041" meta:non-whitespace-character-count="14100"/>
  </office:meta>
</office:document-meta>
</file>